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14.43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1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ru" number:country="RU">
      <number:number number:min-integer-digits="1"/>
    </number:number-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00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5" style:family="table-cell" style:parent-style-name="Default" style:data-style-name="N10000">
      <style:table-cell-properties fo:border-bottom="none" fo:background-color="#00ff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3" style:family="table-cell" style:parent-style-name="Default" style:data-style-name="N100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7" style:family="table-cell" style:parent-style-name="Default" style:data-style-name="N10000">
      <style:table-cell-properties fo:border-bottom="0.06pt solid #000000" fo:background-color="#00ff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4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 style:data-style-name="N100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 style:data-style-name="N100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3" style:family="table-cell" style:parent-style-name="Default" style:data-style-name="N10000">
      <style:table-cell-properties fo:background-color="#00ff00"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 style:data-style-name="N10000">
      <style:table-cell-properties fo:border-bottom="0.06pt solid #000000" fo:background-color="#00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 style:data-style-name="N100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8" style:family="table-cell" style:parent-style-name="Default" style:data-style-name="N100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0" style:family="table-cell" style:parent-style-name="Default" style:data-style-name="N10000">
      <style:table-cell-properties fo:border-bottom="none" fo:background-color="#00ff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9" style:family="table-cell" style:parent-style-name="Default" style:data-style-name="N100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8" style:family="table-cell" style:parent-style-name="Default" style:data-style-name="N10000">
      <style:table-cell-properties fo:border-bottom="0.06pt solid #000000" fo:background-color="#00ff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order-left="0.06pt solid #000000" fo:border-right="none" fo:border-top="none"/>
    </style:style>
    <style:style style:name="ce52" style:family="table-cell" style:parent-style-name="Default">
      <style:table-cell-properties fo:border-bottom="none" fo:background-color="#00ff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none" fo:background-color="#00ff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00ff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8" style:family="table-cell" style:parent-style-name="Default">
      <style:table-cell-properties fo:border-bottom="0.06pt solid #000000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#00ff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#00ff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75" style:family="table-cell" style:parent-style-name="Default">
      <style:table-cell-properties fo:background-color="#ff0000" style:text-align-source="fix" style:repeat-content="false" fo:border="none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order-bottom="none" fo:background-color="#00ff00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80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81" style:family="table-cell" style:parent-style-name="Default">
      <style:table-cell-properties fo:border-bottom="0.06pt solid #000000" fo:background-color="#00ff00" fo:border-left="0.06pt solid #000000" fo:border-right="0.06pt solid #000000" fo:border-top="none"/>
    </style:style>
    <style:style style:name="ce37" style:family="table-cell" style:parent-style-name="Default">
      <style:text-properties style:font-name="MathJax_Main" style:font-name-asian="MathJax_Main" style:font-name-complex="MathJax_Main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gr1" style:family="graphic">
      <style:graphic-properties draw:stroke="dash" draw:stroke-dash="Ultrafine_20_Dashed" svg:stroke-color="#3465a4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MathJax_Main" style:font-name-asian="MathJax_Main" style:font-name-complex="MathJax_Main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shapes>
          <draw:frame draw:z-index="0" draw:style-name="gr1" draw:text-style-name="P1" svg:width="86.41mm" svg:height="51.77mm" svg:x="0mm" svg:y="82.61mm">
            <draw:object draw:notify-on-update-of-ranges="cases.B21:cases.C21 cases.A20:cases.A20 cases.B19:cases.C19 cases.B21:cases.C21 cases.A19:cases.A19 cases.B20:cases.C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0"/>
        <table:table-column table:style-name="co1" table:number-columns-repeated="4" table:default-cell-style-name="ce14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table:style-name="ce7"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49" office:value-type="string" calcext:value-type="string" table:number-columns-spanned="4" table:number-rows-spanned="2">
            <text:p>x =&gt; out</text:p>
            <text:p>vector</text:p>
          </table:table-cell>
          <table:covered-table-cell table:number-columns-repeated="3" table:style-name="ce49"/>
          <table:table-cell table:style-name="ce31" office:value-type="string" calcext:value-type="string" table:number-columns-spanned="4" table:number-rows-spanned="2">
            <text:p>y =&gt; out</text:p>
            <text:p>vector</text:p>
          </table:table-cell>
          <table:covered-table-cell table:number-columns-repeated="2" table:style-name="ce32"/>
          <table:covered-table-cell table:style-name="ce67"/>
          <table:table-cell table:style-name="ce67" office:value-type="string" calcext:value-type="string" table:number-columns-spanned="4" table:number-rows-spanned="2">
            <text:p>=</text:p>
          </table:table-cell>
          <table:covered-table-cell table:number-columns-repeated="3" table:style-name="ce67"/>
          <table:table-cell table:style-name="ce67" office:value-type="string" calcext:value-type="string" table:number-columns-spanned="4" table:number-rows-spanned="2">
            <text:p>accuracy</text:p>
          </table:table-cell>
          <table:covered-table-cell table:number-columns-repeated="3" table:style-name="ce67"/>
          <table:table-cell table:style-name="ce67" office:value-type="string" calcext:value-type="string" table:number-columns-spanned="1" table:number-rows-spanned="2">
            <text:p>acc av</text:p>
          </table:table-cell>
          <table:table-cell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covered-table-cell table:number-columns-repeated="5" table:style-name="ce51"/>
          <table:covered-table-cell table:number-columns-repeated="2" table:style-name="ce50"/>
          <table:covered-table-cell table:number-columns-repeated="10" table:style-name="ce68"/>
          <table:table-cell/>
        </table:table-row>
        <table:table-row table:style-name="ro1">
          <table:table-cell table:style-name="ce9" office:value-type="string" calcext:value-type="string" table:number-columns-spanned="1" table:number-rows-spanned="16">
            <text:p>=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2" table:formula="of:=1" office:value-type="float" office:value="1" calcext:value-type="float">
            <text:p>1</text:p>
          </table:table-cell>
          <table:table-cell table:style-name="ce59" table:formula="of:=0" office:value-type="float" office:value="0" calcext:value-type="float">
            <text:p>0</text:p>
          </table:table-cell>
          <table:table-cell table:style-name="ce59" table:formula="of:=1" office:value-type="float" office:value="1" calcext:value-type="float">
            <text:p>1</text:p>
          </table:table-cell>
          <table:table-cell table:style-name="ce59" table:formula="of:=0.067" office:value-type="float" office:value="0.067" calcext:value-type="float">
            <text:p>0,067</text:p>
          </table:table-cell>
          <table:table-cell table:style-name="ce52" office:value-type="float" office:value="0" calcext:value-type="float">
            <text:p>0</text:p>
          </table:table-cell>
          <table:table-cell table:style-name="ce59" office:value-type="float" office:value="-1" calcext:value-type="float">
            <text:p>-1</text:p>
          </table:table-cell>
          <table:table-cell table:style-name="ce5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52" table:formula="of:=0" office:value-type="float" office:value="0" calcext:value-type="float">
            <text:p>0</text:p>
          </table:table-cell>
          <table:table-cell table:style-name="ce59" table:formula="of:=0" office:value-type="float" office:value="0" calcext:value-type="float">
            <text:p>0</text:p>
          </table:table-cell>
          <table:table-cell table:style-name="ce59" table:formula="of:=0" office:value-type="float" office:value="0" calcext:value-type="float">
            <text:p>0</text:p>
          </table:table-cell>
          <table:table-cell table:style-name="ce69" table:formula="of:=0" office:value-type="float" office:value="0" calcext:value-type="float">
            <text:p>0</text:p>
          </table:table-cell>
          <table:table-cell table:style-name="ce52" table:formula="of:=1 - ABS([.N3] - [.B3])" office:value-type="float" office:value="1" calcext:value-type="float">
            <text:p>1</text:p>
          </table:table-cell>
          <table:table-cell table:style-name="ce59" table:formula="of:=1 - ABS([.O3] - [.C3])" office:value-type="float" office:value="1" calcext:value-type="float">
            <text:p>1</text:p>
          </table:table-cell>
          <table:table-cell table:style-name="ce59" table:formula="of:=1 - ABS([.P3] - [.D3])" office:value-type="float" office:value="1" calcext:value-type="float">
            <text:p>1</text:p>
          </table:table-cell>
          <table:table-cell table:style-name="ce69" table:formula="of:=1 - ABS([.Q3] - [.E3])" office:value-type="float" office:value="1" calcext:value-type="float">
            <text:p>1</text:p>
          </table:table-cell>
          <table:table-cell table:style-name="ce78" table:formula="of:=SUM([.R3:.U3])/4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21"/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3" table:formula="of:=0" office:value-type="float" office:value="0" calcext:value-type="float">
            <text:p>0</text:p>
          </table:table-cell>
          <table:table-cell table:style-name="ce46" table:formula="of:=0.984" office:value-type="float" office:value="0.984" calcext:value-type="float">
            <text:p>0,984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6" table:formula="of:=0.067" office:value-type="float" office:value="0.067" calcext:value-type="float">
            <text:p>0,067</text:p>
          </table:table-cell>
          <table:table-cell table:style-name="ce43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43" table:formula="of:=0" office:value-type="float" office:value="0" calcext:value-type="float">
            <text:p>0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75" table:formula="of:=1" office:value-type="float" office:value="1" calcext:value-type="float">
            <text:p>1</text:p>
          </table:table-cell>
          <table:table-cell table:style-name="ce54" table:formula="of:=1" office:value-type="float" office:value="1" calcext:value-type="float">
            <text:p>1</text:p>
          </table:table-cell>
          <table:table-cell table:style-name="ce43" table:formula="of:=1 - ABS([.N4] - [.B4])" office:value-type="float" office:value="1" calcext:value-type="float">
            <text:p>1</text:p>
          </table:table-cell>
          <table:table-cell table:style-name="ce46" table:formula="of:=1 - ABS([.O4] - [.C4])" office:value-type="float" office:value="1" calcext:value-type="float">
            <text:p>1</text:p>
          </table:table-cell>
          <table:table-cell table:style-name="ce75" table:formula="of:=1 - ABS([.P4] - [.D4])" office:value-type="float" office:value="0" calcext:value-type="float">
            <text:p>0</text:p>
          </table:table-cell>
          <table:table-cell table:style-name="ce54" table:formula="of:=1 - ABS([.Q4] - [.E4])" office:value-type="float" office:value="1" calcext:value-type="float">
            <text:p>1</text:p>
          </table:table-cell>
          <table:table-cell table:style-name="ce5" table:formula="of:=SUM([.R4:.U4])/4" office:value-type="float" office:value="0.75" calcext:value-type="float">
            <text:p>0,75</text:p>
          </table:table-cell>
          <table:table-cell office:value-type="string" calcext:value-type="string">
            <text:p><text:span text:style-name="T1">∧</text:span>(AND)</text:p>
          </table:table-cell>
        </table:table-row>
        <table:table-row table:style-name="ro1">
          <table:covered-table-cell table:style-name="ce21"/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3" table:formula="of:=0" office:value-type="float" office:value="0" calcext:value-type="float">
            <text:p>0</text:p>
          </table:table-cell>
          <table:table-cell table:style-name="ce46" table:formula="of:=0.984" office:value-type="float" office:value="0.984" calcext:value-type="float">
            <text:p>0,984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6" table:formula="of:=0.067" office:value-type="float" office:value="0.067" calcext:value-type="float">
            <text:p>0,067</text:p>
          </table:table-cell>
          <table:table-cell table:style-name="ce43" table:formula="of:=0.039" office:value-type="float" office:value="0.039" calcext:value-type="float">
            <text:p>0,039</text:p>
          </table:table-cell>
          <table:table-cell table:style-name="ce10" table:formula="of:=-0.78" office:value-type="float" office:value="-0.78" calcext:value-type="float">
            <text:p>-0,78</text:p>
          </table:table-cell>
          <table:table-cell table:style-name="ce10" office:value-type="float" office:value="1" calcext:value-type="float">
            <text:p>1</text:p>
          </table:table-cell>
          <table:table-cell table:style-name="ce54" table:formula="of:=0.133" office:value-type="float" office:value="0.133" calcext:value-type="float">
            <text:p>0,133</text:p>
          </table:table-cell>
          <table:table-cell table:style-name="ce43" table:formula="of:=0.441498" office:value-type="float" office:value="0.441498" calcext:value-type="float">
            <text:p>0,441498</text:p>
          </table:table-cell>
          <table:table-cell table:style-name="ce46" table:formula="of:=0.215223" office:value-type="float" office:value="0.215223" calcext:value-type="float">
            <text:p>0,215223</text:p>
          </table:table-cell>
          <table:table-cell table:style-name="ce46" table:formula="of:=0.764333" office:value-type="float" office:value="0.764333" calcext:value-type="float">
            <text:p>0,764333</text:p>
          </table:table-cell>
          <table:table-cell table:style-name="ce54" table:formula="of:=0.107612" office:value-type="float" office:value="0.107612" calcext:value-type="float">
            <text:p>0,107612</text:p>
          </table:table-cell>
          <table:table-cell table:style-name="ce43" table:formula="of:=1 - ABS([.N5] - [.B5])" office:value-type="float" office:value="0.558502" calcext:value-type="float">
            <text:p>0,558502</text:p>
          </table:table-cell>
          <table:table-cell table:style-name="ce46" table:formula="of:=1 - ABS([.O5] - [.C5])" office:value-type="float" office:value="0.784777" calcext:value-type="float">
            <text:p>0,784777</text:p>
          </table:table-cell>
          <table:table-cell table:style-name="ce46" table:formula="of:=1 - ABS([.P5] - [.D5])" office:value-type="float" office:value="0.764333" calcext:value-type="float">
            <text:p>0,764333</text:p>
          </table:table-cell>
          <table:table-cell table:style-name="ce54" table:formula="of:=1 - ABS([.Q5] - [.E5])" office:value-type="float" office:value="0.892388" calcext:value-type="float">
            <text:p>0,892388</text:p>
          </table:table-cell>
          <table:table-cell table:style-name="ce5" table:formula="of:=SUM([.R5:.U5])/4" office:value-type="float" office:value="0.75" calcext:value-type="float">
            <text:p>0,75</text:p>
          </table:table-cell>
          <table:table-cell/>
        </table:table-row>
        <table:table-row table:style-name="ro1"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formula="of:=0" office:value-type="float" office:value="0" calcext:value-type="float">
            <text:p>0</text:p>
          </table:table-cell>
          <table:table-cell table:style-name="ce61" table:formula="of:=1" office:value-type="float" office:value="1" calcext:value-type="float">
            <text:p>1</text:p>
          </table:table-cell>
          <table:table-cell table:style-name="ce61" table:formula="of:=1" office:value-type="float" office:value="1" calcext:value-type="float">
            <text:p>1</text:p>
          </table:table-cell>
          <table:table-cell table:style-name="ce61" table:formula="of:=0.067" office:value-type="float" office:value="0.067" calcext:value-type="float">
            <text:p>0,067</text:p>
          </table:table-cell>
          <table:table-cell table:style-name="ce57" office:value-type="float" office:value="0" calcext:value-type="float">
            <text:p>0</text:p>
          </table:table-cell>
          <table:table-cell table:style-name="ce66" office:value-type="float" office:value="-1" calcext:value-type="float">
            <text:p>-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57" table:formula="of:=0" office:value-type="float" office:value="0" calcext:value-type="float">
            <text:p>0</text:p>
          </table:table-cell>
          <table:table-cell table:style-name="ce61" table:formula="of:=0" office:value-type="float" office:value="0" calcext:value-type="float">
            <text:p>0</text:p>
          </table:table-cell>
          <table:table-cell table:style-name="ce61" table:formula="of:=1" office:value-type="float" office:value="1" calcext:value-type="float">
            <text:p>1</text:p>
          </table:table-cell>
          <table:table-cell table:style-name="ce71" table:formula="of:=1" office:value-type="float" office:value="1" calcext:value-type="float">
            <text:p>1</text:p>
          </table:table-cell>
          <table:table-cell table:style-name="ce57" table:formula="of:=1 - ABS([.N6] - [.B6])" office:value-type="float" office:value="1" calcext:value-type="float">
            <text:p>1</text:p>
          </table:table-cell>
          <table:table-cell table:style-name="ce61" table:formula="of:=1 - ABS([.O6] - [.C6])" office:value-type="float" office:value="1" calcext:value-type="float">
            <text:p>1</text:p>
          </table:table-cell>
          <table:table-cell table:style-name="ce61" table:formula="of:=1 - ABS([.P6] - [.D6])" office:value-type="float" office:value="1" calcext:value-type="float">
            <text:p>1</text:p>
          </table:table-cell>
          <table:table-cell table:style-name="ce71" table:formula="of:=1 - ABS([.Q6] - [.E6])" office:value-type="float" office:value="1" calcext:value-type="float">
            <text:p>1</text:p>
          </table:table-cell>
          <table:table-cell table:style-name="ce80" table:formula="of:=SUM([.R6:.U6])/4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1"/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3" table:formula="of:=0" office:value-type="float" office:value="0" calcext:value-type="float">
            <text:p>0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73" table:formula="of:=1" office:value-type="float" office:value="1" calcext:value-type="float">
            <text:p>1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54" table:formula="of:=0" office:value-type="float" office:value="0" calcext:value-type="float">
            <text:p>0</text:p>
          </table:table-cell>
          <table:table-cell table:style-name="ce73" table:formula="of:=1 - ABS([.N7] - [.B7])" office:value-type="float" office:value="0" calcext:value-type="float">
            <text:p>0</text:p>
          </table:table-cell>
          <table:table-cell table:style-name="ce46" table:formula="of:=1 - ABS([.O7] - [.C7])" office:value-type="float" office:value="1" calcext:value-type="float">
            <text:p>1</text:p>
          </table:table-cell>
          <table:table-cell table:style-name="ce46" table:formula="of:=1 - ABS([.P7] - [.D7])" office:value-type="float" office:value="1" calcext:value-type="float">
            <text:p>1</text:p>
          </table:table-cell>
          <table:table-cell table:style-name="ce54" table:formula="of:=1 - ABS([.Q7] - [.E7])" office:value-type="float" office:value="1" calcext:value-type="float">
            <text:p>1</text:p>
          </table:table-cell>
          <table:table-cell table:style-name="ce5" table:formula="of:=SUM([.R7:.U7])/4" office:value-type="float" office:value="0.75" calcext:value-type="float">
            <text:p>0,75</text:p>
          </table:table-cell>
          <table:table-cell/>
        </table:table-row>
        <table:table-row table:style-name="ro1"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57" table:formula="of:=0" office:value-type="float" office:value="0" calcext:value-type="float">
            <text:p>0</text:p>
          </table:table-cell>
          <table:table-cell table:style-name="ce61" table:formula="of:=-1" office:value-type="float" office:value="-1" calcext:value-type="float">
            <text:p>-1</text:p>
          </table:table-cell>
          <table:table-cell table:style-name="ce61" table:formula="of:=1" office:value-type="float" office:value="1" calcext:value-type="float">
            <text:p>1</text:p>
          </table:table-cell>
          <table:table-cell table:style-name="ce61" table:formula="of:=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1" table:formula="of:=0.067" office:value-type="float" office:value="0.067" calcext:value-type="float">
            <text:p>0,067</text:p>
          </table:table-cell>
          <table:table-cell table:style-name="ce57" table:formula="of:=0" office:value-type="float" office:value="0" calcext:value-type="float">
            <text:p>0</text:p>
          </table:table-cell>
          <table:table-cell table:style-name="ce61" table:formula="of:=1" office:value-type="float" office:value="1" calcext:value-type="float">
            <text:p>1</text:p>
          </table:table-cell>
          <table:table-cell table:style-name="ce61" table:formula="of:=0" office:value-type="float" office:value="0" calcext:value-type="float">
            <text:p>0</text:p>
          </table:table-cell>
          <table:table-cell table:style-name="ce71" table:formula="of:=1" office:value-type="float" office:value="1" calcext:value-type="float">
            <text:p>1</text:p>
          </table:table-cell>
          <table:table-cell table:style-name="ce57" table:formula="of:=1 - ABS([.N8] - [.B8])" office:value-type="float" office:value="1" calcext:value-type="float">
            <text:p>1</text:p>
          </table:table-cell>
          <table:table-cell table:style-name="ce61" table:formula="of:=1 - ABS([.O8] - [.C8])" office:value-type="float" office:value="1" calcext:value-type="float">
            <text:p>1</text:p>
          </table:table-cell>
          <table:table-cell table:style-name="ce61" table:formula="of:=1 - ABS([.P8] - [.D8])" office:value-type="float" office:value="1" calcext:value-type="float">
            <text:p>1</text:p>
          </table:table-cell>
          <table:table-cell table:style-name="ce71" table:formula="of:=1 - ABS([.Q8] - [.E8])" office:value-type="float" office:value="1" calcext:value-type="float">
            <text:p>1</text:p>
          </table:table-cell>
          <table:table-cell table:style-name="ce80" table:formula="of:=SUM([.R8:.U8])/4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21"/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3" table:formula="of:=0.016" office:value-type="float" office:value="0.016" calcext:value-type="float">
            <text:p>0,016</text:p>
          </table:table-cell>
          <table:table-cell table:style-name="ce46" table:formula="of:=-0.504" office:value-type="float" office:value="-0.504" calcext:value-type="float">
            <text:p>-0,504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6" table:formula="of:=0.067" office:value-type="float" office:value="0.067" calcext:value-type="float">
            <text:p>0,067</text:p>
          </table:table-cell>
          <table:table-cell table:style-name="ce43" office:value-type="float" office:value="0" calcext:value-type="float">
            <text:p>0</text:p>
          </table:table-cell>
          <table:table-cell table:style-name="ce10" office:value-type="float" office:value="-0.528" calcext:value-type="float">
            <text:p>-0,528</text:p>
          </table:table-cell>
          <table:table-cell table:style-name="ce10" office:value-type="float" office:value="1" calcext:value-type="float">
            <text:p>1</text:p>
          </table:table-cell>
          <table:table-cell table:style-name="ce54" table:formula="of:=0.067" office:value-type="float" office:value="0.067" calcext:value-type="float">
            <text:p>0,067</text:p>
          </table:table-cell>
          <table:table-cell table:style-name="ce2" table:formula="of:=0.025889" office:value-type="float" office:value="0.025889" calcext:value-type="float">
            <text:p>0,025889</text:p>
          </table:table-cell>
          <table:table-cell table:style-name="ce46" table:formula="of:=0.525889" office:value-type="float" office:value="0.525889" calcext:value-type="float">
            <text:p>0,525889</text:p>
          </table:table-cell>
          <table:table-cell table:style-name="ce46" table:formula="of:=0.523622" office:value-type="float" office:value="0.523622" calcext:value-type="float">
            <text:p>0,523622</text:p>
          </table:table-cell>
          <table:table-cell table:style-name="ce54" table:formula="of:=0.031496" office:value-type="float" office:value="0.031496" calcext:value-type="float">
            <text:p>0,031496</text:p>
          </table:table-cell>
          <table:table-cell table:style-name="ce43" table:formula="of:=1 - ABS([.N9] - [.B9])" office:value-type="float" office:value="0.974111" calcext:value-type="float">
            <text:p>0,974111</text:p>
          </table:table-cell>
          <table:table-cell table:style-name="ce46" table:formula="of:=1 - ABS([.O9] - [.C9])" office:value-type="float" office:value="0.525889" calcext:value-type="float">
            <text:p>0,525889</text:p>
          </table:table-cell>
          <table:table-cell table:style-name="ce46" table:formula="of:=1 - ABS([.P9] - [.D9])" office:value-type="float" office:value="0.523622" calcext:value-type="float">
            <text:p>0,523622</text:p>
          </table:table-cell>
          <table:table-cell table:style-name="ce54" table:formula="of:=1 - ABS([.Q9] - [.E9])" office:value-type="float" office:value="0.968504" calcext:value-type="float">
            <text:p>0,968504</text:p>
          </table:table-cell>
          <table:table-cell table:style-name="ce5" table:formula="of:=SUM([.R9:.U9])/4" office:value-type="float" office:value="0.7480315" calcext:value-type="float">
            <text:p>0,7480315</text:p>
          </table:table-cell>
          <table:table-cell office:value-type="string" calcext:value-type="string">
            <text:p><text:span text:style-name="T1">⊕</text:span>(XOR)</text:p>
          </table:table-cell>
        </table:table-row>
        <table:table-row table:style-name="ro2">
          <table:covered-table-cell table:style-name="ce21"/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43" table:formula="of:=0" office:value-type="float" office:value="0" calcext:value-type="float">
            <text:p>0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6" table:formula="of:=0.067" office:value-type="float" office:value="0.067" calcext:value-type="float">
            <text:p>0,067</text:p>
          </table:table-cell>
          <table:table-cell table:style-name="ce43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43" table:formula="of:=0" office:value-type="float" office:value="0" calcext:value-type="float">
            <text:p>0</text:p>
          </table:table-cell>
          <table:table-cell table:style-name="ce75" table:formula="of:=0" office:value-type="float" office:value="0" calcext:value-type="float">
            <text:p>0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54" table:formula="of:=1" office:value-type="float" office:value="1" calcext:value-type="float">
            <text:p>1</text:p>
          </table:table-cell>
          <table:table-cell table:style-name="ce43" table:formula="of:=1 - ABS([.N10] - [.B10])" office:value-type="float" office:value="1" calcext:value-type="float">
            <text:p>1</text:p>
          </table:table-cell>
          <table:table-cell table:style-name="ce75" table:formula="of:=1 - ABS([.O10] - [.C10])" office:value-type="float" office:value="0" calcext:value-type="float">
            <text:p>0</text:p>
          </table:table-cell>
          <table:table-cell table:style-name="ce46" table:formula="of:=1 - ABS([.P10] - [.D10])" office:value-type="float" office:value="1" calcext:value-type="float">
            <text:p>1</text:p>
          </table:table-cell>
          <table:table-cell table:style-name="ce54" table:formula="of:=1 - ABS([.Q10] - [.E10])" office:value-type="float" office:value="1" calcext:value-type="float">
            <text:p>1</text:p>
          </table:table-cell>
          <table:table-cell table:style-name="ce5" table:formula="of:=SUM([.R10:.U10])/4" office:value-type="float" office:value="0.75" calcext:value-type="float">
            <text:p>0,75</text:p>
          </table:table-cell>
          <table:table-cell office:value-type="string" calcext:value-type="string">
            <text:p><text:span text:style-name="T1">∨</text:span>(OR)</text:p>
          </table:table-cell>
        </table:table-row>
        <table:table-row table:style-name="ro1">
          <table:covered-table-cell table:style-name="ce21"/>
          <table:table-cell table:style-name="ce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3" table:formula="of:=0" office:value-type="float" office:value="0" calcext:value-type="float">
            <text:p>0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6" table:formula="of:=0.4" office:value-type="float" office:value="0.4" calcext:value-type="float">
            <text:p>0,4</text:p>
          </table:table-cell>
          <table:table-cell table:style-name="ce43" office:value-type="float" office:value="0" calcext:value-type="float">
            <text:p>0</text:p>
          </table:table-cell>
          <table:table-cell table:style-name="ce10" office:value-type="float" office:value="-0.528" calcext:value-type="float">
            <text:p>-0,528</text:p>
          </table:table-cell>
          <table:table-cell table:style-name="ce10" office:value-type="float" office:value="1" calcext:value-type="float">
            <text:p>1</text:p>
          </table:table-cell>
          <table:table-cell table:style-name="ce54" office:value-type="float" office:value="0.4" calcext:value-type="float">
            <text:p>0,4</text:p>
          </table:table-cell>
          <table:table-cell table:style-name="ce43" table:formula="of:=0.527559" office:value-type="float" office:value="0.527559" calcext:value-type="float">
            <text:p>0,527559</text:p>
          </table:table-cell>
          <table:table-cell table:style-name="ce46" table:formula="of:=0.027559" office:value-type="float" office:value="0.027559" calcext:value-type="float">
            <text:p>0,027559</text:p>
          </table:table-cell>
          <table:table-cell table:style-name="ce46" table:formula="of:=0.027559" office:value-type="float" office:value="0.027559" calcext:value-type="float">
            <text:p>0,027559</text:p>
          </table:table-cell>
          <table:table-cell table:style-name="ce54" table:formula="of:=0.472441" office:value-type="float" office:value="0.472441" calcext:value-type="float">
            <text:p>0,472441</text:p>
          </table:table-cell>
          <table:table-cell table:style-name="ce43" table:formula="of:=1 - ABS([.N11] - [.B11])" office:value-type="float" office:value="0.527559" calcext:value-type="float">
            <text:p>0,527559</text:p>
          </table:table-cell>
          <table:table-cell table:style-name="ce46" table:formula="of:=1 - ABS([.O11] - [.C11])" office:value-type="float" office:value="0.972441" calcext:value-type="float">
            <text:p>0,972441</text:p>
          </table:table-cell>
          <table:table-cell table:style-name="ce46" table:formula="of:=1 - ABS([.P11] - [.D11])" office:value-type="float" office:value="0.972441" calcext:value-type="float">
            <text:p>0,972441</text:p>
          </table:table-cell>
          <table:table-cell table:style-name="ce54" table:formula="of:=1 - ABS([.Q11] - [.E11])" office:value-type="float" office:value="0.527559" calcext:value-type="float">
            <text:p>0,527559</text:p>
          </table:table-cell>
          <table:table-cell table:style-name="ce5" table:formula="of:=SUM([.R11:.U11])/4" office:value-type="float" office:value="0.75" calcext:value-type="float">
            <text:p>0,75</text:p>
          </table:table-cell>
          <table:table-cell table:style-name="ce37" office:value-type="string" calcext:value-type="string">
            <text:p>↓(NOR)</text:p>
          </table:table-cell>
        </table:table-row>
        <table:table-row table:style-name="ro1">
          <table:covered-table-cell table:style-name="ce21"/>
          <table:table-cell table:style-name="ce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3" table:formula="of:=0" office:value-type="float" office:value="0" calcext:value-type="float">
            <text:p>0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6" table:formula="of:=0.133" office:value-type="float" office:value="0.133" calcext:value-type="float">
            <text:p>0,133</text:p>
          </table:table-cell>
          <table:table-cell table:style-name="ce43" office:value-type="float" office:value="0" calcext:value-type="float">
            <text:p>0</text:p>
          </table:table-cell>
          <table:table-cell table:style-name="ce10" office:value-type="float" office:value="-0.496" calcext:value-type="float">
            <text:p>-0,496</text:p>
          </table:table-cell>
          <table:table-cell table:style-name="ce10" office:value-type="float" office:value="1" calcext:value-type="float">
            <text:p>1</text:p>
          </table:table-cell>
          <table:table-cell table:style-name="ce54" office:value-type="float" office:value="0.133" calcext:value-type="float">
            <text:p>0,133</text:p>
          </table:table-cell>
          <table:table-cell table:style-name="ce73" table:formula="of:=0.496063" office:value-type="float" office:value="0.496063" calcext:value-type="float">
            <text:p>0,496063</text:p>
          </table:table-cell>
          <table:table-cell table:style-name="ce46" table:formula="of:=0.03937" office:value-type="float" office:value="0.03937" calcext:value-type="float">
            <text:p>0,03937</text:p>
          </table:table-cell>
          <table:table-cell table:style-name="ce46" table:formula="of:=0.003937" office:value-type="float" office:value="0.003937" calcext:value-type="float">
            <text:p>0,003937</text:p>
          </table:table-cell>
          <table:table-cell table:style-name="ce54" table:formula="of:=0.503937" office:value-type="float" office:value="0.503937" calcext:value-type="float">
            <text:p>0,503937</text:p>
          </table:table-cell>
          <table:table-cell table:style-name="ce73" table:formula="of:=1 - ABS([.N12] - [.B12])" office:value-type="float" office:value="0.496063" calcext:value-type="float">
            <text:p>0,496063</text:p>
          </table:table-cell>
          <table:table-cell table:style-name="ce46" table:formula="of:=1 - ABS([.O12] - [.C12])" office:value-type="float" office:value="0.96063" calcext:value-type="float">
            <text:p>0,96063</text:p>
          </table:table-cell>
          <table:table-cell table:style-name="ce46" table:formula="of:=1 - ABS([.P12] - [.D12])" office:value-type="float" office:value="0.996063" calcext:value-type="float">
            <text:p>0,996063</text:p>
          </table:table-cell>
          <table:table-cell table:style-name="ce54" table:formula="of:=1 - ABS([.Q12] - [.E12])" office:value-type="float" office:value="0.503937" calcext:value-type="float">
            <text:p>0,503937</text:p>
          </table:table-cell>
          <table:table-cell table:style-name="ce5" table:formula="of:=SUM([.R12:.U12])/4" office:value-type="float" office:value="0.73917325" calcext:value-type="float">
            <text:p>0,73917325</text:p>
          </table:table-cell>
          <table:table-cell table:style-name="ce37" office:value-type="string" calcext:value-type="string">
            <text:p>↔(EQ, XNOR)</text:p>
          </table:table-cell>
        </table:table-row>
        <table:table-row table:style-name="ro1"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table:formula="of:=0" office:value-type="float" office:value="0" calcext:value-type="float">
            <text:p>0</text:p>
          </table:table-cell>
          <table:table-cell table:style-name="ce61" table:formula="of:=0.08" office:value-type="float" office:value="0.08" calcext:value-type="float">
            <text:p>0,08</text:p>
          </table:table-cell>
          <table:table-cell table:style-name="ce61" table:formula="of:=1" office:value-type="float" office:value="1" calcext:value-type="float">
            <text:p>1</text:p>
          </table:table-cell>
          <table:table-cell table:style-name="ce61" table:formula="of:=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71" office:value-type="float" office:value="0.067" calcext:value-type="float">
            <text:p>0,067</text:p>
          </table:table-cell>
          <table:table-cell table:style-name="ce57" table:formula="of:=1" office:value-type="float" office:value="1" calcext:value-type="float">
            <text:p>1</text:p>
          </table:table-cell>
          <table:table-cell table:style-name="ce61" table:formula="of:=0" office:value-type="float" office:value="0" calcext:value-type="float">
            <text:p>0</text:p>
          </table:table-cell>
          <table:table-cell table:style-name="ce61" table:formula="of:=1" office:value-type="float" office:value="1" calcext:value-type="float">
            <text:p>1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57" table:formula="of:=1 - ABS([.N13] - [.B13])" office:value-type="float" office:value="1" calcext:value-type="float">
            <text:p>1</text:p>
          </table:table-cell>
          <table:table-cell table:style-name="ce61" table:formula="of:=1 - ABS([.O13] - [.C13])" office:value-type="float" office:value="1" calcext:value-type="float">
            <text:p>1</text:p>
          </table:table-cell>
          <table:table-cell table:style-name="ce61" table:formula="of:=1 - ABS([.P13] - [.D13])" office:value-type="float" office:value="1" calcext:value-type="float">
            <text:p>1</text:p>
          </table:table-cell>
          <table:table-cell table:style-name="ce71" table:formula="of:=1 - ABS([.Q13] - [.E13])" office:value-type="float" office:value="1" calcext:value-type="float">
            <text:p>1</text:p>
          </table:table-cell>
          <table:table-cell table:style-name="ce80" table:formula="of:=SUM([.R13:.U13])/4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1"/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43" table:formula="of:=0" office:value-type="float" office:value="0" calcext:value-type="float">
            <text:p>0</text:p>
          </table:table-cell>
          <table:table-cell table:style-name="ce46" table:formula="of:=0.08" office:value-type="float" office:value="0.08" calcext:value-type="float">
            <text:p>0,08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54" office:value-type="float" office:value="0.067" calcext:value-type="float">
            <text:p>0,067</text:p>
          </table:table-cell>
          <table:table-cell table:style-name="ce43" table:formula="of:=1" office:value-type="float" office:value="1" calcext:value-type="float">
            <text:p>1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76" table:formula="of:=0" office:value-type="float" office:value="0" calcext:value-type="float">
            <text:p>0</text:p>
          </table:table-cell>
          <table:table-cell table:style-name="ce43" table:formula="of:=1 - ABS([.N14] - [.B14])" office:value-type="float" office:value="1" calcext:value-type="float">
            <text:p>1</text:p>
          </table:table-cell>
          <table:table-cell table:style-name="ce46" table:formula="of:=1 - ABS([.O14] - [.C14])" office:value-type="float" office:value="1" calcext:value-type="float">
            <text:p>1</text:p>
          </table:table-cell>
          <table:table-cell table:style-name="ce46" table:formula="of:=1 - ABS([.P14] - [.D14])" office:value-type="float" office:value="1" calcext:value-type="float">
            <text:p>1</text:p>
          </table:table-cell>
          <table:table-cell table:style-name="ce76" table:formula="of:=1 - ABS([.Q14] - [.E14])" office:value-type="float" office:value="0" calcext:value-type="float">
            <text:p>0</text:p>
          </table:table-cell>
          <table:table-cell table:style-name="ce5" table:formula="of:=SUM([.R14:.U14])/4" office:value-type="float" office:value="0.75" calcext:value-type="float">
            <text:p>0,75</text:p>
          </table:table-cell>
          <table:table-cell table:style-name="ce37" office:value-type="string" calcext:value-type="string">
            <text:p>→(IMPLY)</text:p>
          </table:table-cell>
        </table:table-row>
        <table:table-row table:style-name="ro1"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7" table:formula="of:=0" office:value-type="float" office:value="0" calcext:value-type="float">
            <text:p>0</text:p>
          </table:table-cell>
          <table:table-cell table:style-name="ce61" table:formula="of:=0" office:value-type="float" office:value="0" calcext:value-type="float">
            <text:p>0</text:p>
          </table:table-cell>
          <table:table-cell table:style-name="ce61" table:formula="of:=1" office:value-type="float" office:value="1" calcext:value-type="float">
            <text:p>1</text:p>
          </table:table-cell>
          <table:table-cell table:style-name="ce61" table:formula="of:=1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6" office:value-type="float" office:value="-1" calcext:value-type="float">
            <text:p>-1</text:p>
          </table:table-cell>
          <table:table-cell table:style-name="ce66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57" table:formula="of:=1" office:value-type="float" office:value="1" calcext:value-type="float">
            <text:p>1</text:p>
          </table:table-cell>
          <table:table-cell table:style-name="ce61" table:formula="of:=1" office:value-type="float" office:value="1" calcext:value-type="float">
            <text:p>1</text:p>
          </table:table-cell>
          <table:table-cell table:style-name="ce61" table:formula="of:=0" office:value-type="float" office:value="0" calcext:value-type="float">
            <text:p>0</text:p>
          </table:table-cell>
          <table:table-cell table:style-name="ce71" table:formula="of:=0" office:value-type="float" office:value="0" calcext:value-type="float">
            <text:p>0</text:p>
          </table:table-cell>
          <table:table-cell table:style-name="ce57" table:formula="of:=1 - ABS([.N15] - [.B15])" office:value-type="float" office:value="1" calcext:value-type="float">
            <text:p>1</text:p>
          </table:table-cell>
          <table:table-cell table:style-name="ce61" table:formula="of:=1 - ABS([.O15] - [.C15])" office:value-type="float" office:value="1" calcext:value-type="float">
            <text:p>1</text:p>
          </table:table-cell>
          <table:table-cell table:style-name="ce61" table:formula="of:=1 - ABS([.P15] - [.D15])" office:value-type="float" office:value="1" calcext:value-type="float">
            <text:p>1</text:p>
          </table:table-cell>
          <table:table-cell table:style-name="ce71" table:formula="of:=1 - ABS([.Q15] - [.E15])" office:value-type="float" office:value="1" calcext:value-type="float">
            <text:p>1</text:p>
          </table:table-cell>
          <table:table-cell table:style-name="ce80" table:formula="of:=SUM([.R15:.U15])/4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1"/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43" table:formula="of:=0" office:value-type="float" office:value="0" calcext:value-type="float">
            <text:p>0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43" table:formula="of:=1" office:value-type="float" office:value="1" calcext:value-type="float">
            <text:p>1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6" table:formula="of:=0" office:value-type="float" office:value="0" calcext:value-type="float">
            <text:p>0</text:p>
          </table:table-cell>
          <table:table-cell table:style-name="ce76" table:formula="of:=0" office:value-type="float" office:value="0" calcext:value-type="float">
            <text:p>0</text:p>
          </table:table-cell>
          <table:table-cell table:style-name="ce43" table:formula="of:=1 - ABS([.N16] - [.B16])" office:value-type="float" office:value="1" calcext:value-type="float">
            <text:p>1</text:p>
          </table:table-cell>
          <table:table-cell table:style-name="ce46" table:formula="of:=1 - ABS([.O16] - [.C16])" office:value-type="float" office:value="1" calcext:value-type="float">
            <text:p>1</text:p>
          </table:table-cell>
          <table:table-cell table:style-name="ce46" table:formula="of:=1 - ABS([.P16] - [.D16])" office:value-type="float" office:value="1" calcext:value-type="float">
            <text:p>1</text:p>
          </table:table-cell>
          <table:table-cell table:style-name="ce76" table:formula="of:=1 - ABS([.Q16] - [.E16])" office:value-type="float" office:value="0" calcext:value-type="float">
            <text:p>0</text:p>
          </table:table-cell>
          <table:table-cell table:style-name="ce5" table:formula="of:=SUM([.R16:.U16])/4" office:value-type="float" office:value="0.75" calcext:value-type="float">
            <text:p>0,75</text:p>
          </table:table-cell>
          <table:table-cell/>
        </table:table-row>
        <table:table-row table:style-name="ro1">
          <table:covered-table-cell table:style-name="ce21"/>
          <table:table-cell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3" table:formula="of:=0" office:value-type="float" office:value="0" calcext:value-type="float">
            <text:p>0</text:p>
          </table:table-cell>
          <table:table-cell table:style-name="ce46" table:formula="of:=-0.039" office:value-type="float" office:value="-0.039" calcext:value-type="float">
            <text:p>-0,039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43" table:formula="of:=0.96063" office:value-type="float" office:value="0.96063" calcext:value-type="float">
            <text:p>0,96063</text:p>
          </table:table-cell>
          <table:table-cell table:style-name="ce46" table:formula="of:=0.53937" office:value-type="float" office:value="0.53937" calcext:value-type="float">
            <text:p>0,53937</text:p>
          </table:table-cell>
          <table:table-cell table:style-name="ce46" table:formula="of:=0.53937" office:value-type="float" office:value="0.53937" calcext:value-type="float">
            <text:p>0,53937</text:p>
          </table:table-cell>
          <table:table-cell table:style-name="ce54" table:formula="of:=0.03937" office:value-type="float" office:value="0.03937" calcext:value-type="float">
            <text:p>0,03937</text:p>
          </table:table-cell>
          <table:table-cell table:style-name="ce43" table:formula="of:=1 - ABS([.N17] - [.B17])" office:value-type="float" office:value="0.96063" calcext:value-type="float">
            <text:p>0,96063</text:p>
          </table:table-cell>
          <table:table-cell table:style-name="ce46" table:formula="of:=1 - ABS([.O17] - [.C17])" office:value-type="float" office:value="0.53937" calcext:value-type="float">
            <text:p>0,53937</text:p>
          </table:table-cell>
          <table:table-cell table:style-name="ce46" table:formula="of:=1 - ABS([.P17] - [.D17])" office:value-type="float" office:value="0.53937" calcext:value-type="float">
            <text:p>0,53937</text:p>
          </table:table-cell>
          <table:table-cell table:style-name="ce54" table:formula="of:=1 - ABS([.Q17] - [.E17])" office:value-type="float" office:value="0.96063" calcext:value-type="float">
            <text:p>0,96063</text:p>
          </table:table-cell>
          <table:table-cell table:style-name="ce5" table:formula="of:=SUM([.R17:.U17])/4" office:value-type="float" office:value="0.75" calcext:value-type="float">
            <text:p>0,75</text:p>
          </table:table-cell>
          <table:table-cell table:style-name="ce37" office:value-type="string" calcext:value-type="string">
            <text:p>∣(NAND)</text:p>
          </table:table-cell>
        </table:table-row>
        <table:table-row table:style-name="ro1">
          <table:covered-table-cell table:style-name="ce9"/>
          <table:table-cell table:style-name="ce27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58" table:formula="of:=1" office:value-type="float" office:value="1" calcext:value-type="float">
            <text:p>1</text:p>
          </table:table-cell>
          <table:table-cell table:style-name="ce62" table:formula="of:=1" office:value-type="float" office:value="1" calcext:value-type="float">
            <text:p>1</text:p>
          </table:table-cell>
          <table:table-cell table:style-name="ce62" table:formula="of:=1" office:value-type="float" office:value="1" calcext:value-type="float">
            <text:p>1</text:p>
          </table:table-cell>
          <table:table-cell table:style-name="ce62" table:formula="of:=0.067" office:value-type="float" office:value="0.067" calcext:value-type="float">
            <text:p>0,067</text:p>
          </table:table-cell>
          <table:table-cell table:style-name="ce58" office:value-type="float" office:value="0" calcext:value-type="float">
            <text:p>0</text:p>
          </table:table-cell>
          <table:table-cell table:style-name="ce62" office:value-type="float" office:value="-1" calcext:value-type="float">
            <text:p>-1</text:p>
          </table:table-cell>
          <table:table-cell table:style-name="ce6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58" table:formula="of:=1" office:value-type="float" office:value="1" calcext:value-type="float">
            <text:p>1</text:p>
          </table:table-cell>
          <table:table-cell table:style-name="ce62" table:formula="of:=1" office:value-type="float" office:value="1" calcext:value-type="float">
            <text:p>1</text:p>
          </table:table-cell>
          <table:table-cell table:style-name="ce62" table:formula="of:=1" office:value-type="float" office:value="1" calcext:value-type="float">
            <text:p>1</text:p>
          </table:table-cell>
          <table:table-cell table:style-name="ce72" table:formula="of:=1" office:value-type="float" office:value="1" calcext:value-type="float">
            <text:p>1</text:p>
          </table:table-cell>
          <table:table-cell table:style-name="ce58" table:formula="of:=1 - ABS([.N18] - [.B18])" office:value-type="float" office:value="1" calcext:value-type="float">
            <text:p>1</text:p>
          </table:table-cell>
          <table:table-cell table:style-name="ce62" table:formula="of:=1 - ABS([.O18] - [.C18])" office:value-type="float" office:value="1" calcext:value-type="float">
            <text:p>1</text:p>
          </table:table-cell>
          <table:table-cell table:style-name="ce62" table:formula="of:=1 - ABS([.P18] - [.D18])" office:value-type="float" office:value="1" calcext:value-type="float">
            <text:p>1</text:p>
          </table:table-cell>
          <table:table-cell table:style-name="ce72" table:formula="of:=1 - ABS([.Q18] - [.E18])" office:value-type="float" office:value="1" calcext:value-type="float">
            <text:p>1</text:p>
          </table:table-cell>
          <table:table-cell table:style-name="ce81" table:formula="of:=SUM([.R18:.U18])/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x=&gt;out edg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table:style-name="ce77" office:value-type="string" calcext:value-type="string">
            <text:p>Total</text:p>
          </table:table-cell>
          <table:table-cell table:style-name="ce77" table:formula="of:=SUM([.V3:.V18])/16" office:value-type="float" office:value="0.842950296875" calcext:value-type="float">
            <text:p>0,842950296875</text:p>
          </table:table-cell>
          <table:table-cell/>
        </table:table-row>
        <table:table-row table:style-name="ro1">
          <table:table-cell office:value-type="string" calcext:value-type="string">
            <text:p>y=&gt;out ed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R — квадратичная функция</text:p>
          </table:table-cell>
          <table:table-cell/>
          <table:table-cell table:style-name="ce77" office:value-type="string" calcext:value-type="string">
            <text:p>не считая неуд</text:p>
          </table:table-cell>
          <table:table-cell table:style-name="ce77" office:value-type="float" office:value="0.8357" calcext:value-type="float">
            <text:p>0,8357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G — инвертор с XOR bit`ом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string" calcext:value-type="string">
            <text:p>B -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string" calcext:value-type="string">
            <text:p>A — множ. компоновки</text:p>
          </table:table-cell>
          <table:table-cell table:number-columns-repeated="4"/>
        </table:table-row>
        <table:table-row table:style-name="ro1" table:number-rows-repeated="104855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1" table:style-name="ta1">
        <table:shapes>
          <draw:frame draw:z-index="0" draw:style-name="gr2" draw:text-style-name="P1" svg:width="326.99mm" svg:height="200.2mm" svg:x="141.6mm" svg:y="1.06mm">
            <draw:object draw:notify-on-update-of-ranges="Sheet1.A2:Sheet1.A42 Sheet1.H2:Sheet1.H41 Sheet1.D1:Sheet1.D1 Sheet1.D2:Sheet1.D42 Sheet1.E1:Sheet1.E1 Sheet1.E2:Sheet1.E42 Sheet1.F1:Sheet1.F1 Sheet1.F2:Sheet1.F42 Sheet1.G1:Sheet1.G1 Sheet1.G2:Sheet1.G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2"/>
        <table:table-column table:style-name="co6" table:default-cell-style-name="ce5"/>
        <table:table-column table:style-name="co5" table:default-cell-style-name="ce5"/>
        <table:table-column table:style-name="co7" table:number-columns-repeated="4" table:default-cell-style-name="Default"/>
        <table:table-column table:style-name="co8" table:default-cell-style-name="Default"/>
        <table:table-row table:style-name="ro3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[-1;1]</text:p>
          </table:table-cell>
          <table:table-cell table:style-name="ce1" office:value-type="string" calcext:value-type="string">
            <text:p>[0;1]</text:p>
          </table:table-cell>
          <table:table-cell office:value-type="string" calcext:value-type="string">
            <text:p>f1(x,0,0,1)</text:p>
          </table:table-cell>
          <table:table-cell office:value-type="string" calcext:value-type="string">
            <text:p>f2(0,x,0,1)</text:p>
          </table:table-cell>
          <table:table-cell office:value-type="string" calcext:value-type="string">
            <text:p>f3(0,0,x,1)</text:p>
          </table:table-cell>
          <table:table-cell office:value-type="string" calcext:value-type="string">
            <text:p>f4(0,0,0,x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A2];128)/127" office:value-type="float" office:value="0" calcext:value-type="float">
            <text:p>0</text:p>
          </table:table-cell>
          <table:table-cell table:style-name="ce4" table:formula="of:=[.A2]/255" office:value-type="float" office:value="0" calcext:value-type="float">
            <text:p>0</text:p>
          </table:table-cell>
          <table:table-cell table:formula="of:= (([.$B2]^(2))*(1 - [.$C$42])) + [.$C$42]" office:value-type="float" office:value="0" calcext:value-type="float">
            <text:p>0</text:p>
          </table:table-cell>
          <table:table-cell table:formula="of:= [.$C$42] + ([.B2]) * (0.5 - [.$C$42])/0.5" office:value-type="float" office:value="0" calcext:value-type="float">
            <text:p>0</text:p>
          </table:table-cell>
          <table:table-cell table:formula="of:= -((-[.$A2]^(2))*([.F$43]) + (1-[.F$43])) + 1" office:value-type="float" office:value="0" calcext:value-type="float">
            <text:p>0</text:p>
          </table:table-cell>
          <table:table-cell table:formula="of:= [.C2] * [.$C$42]" office:value-type="float" office:value="0" calcext:value-type="float">
            <text:p>0</text:p>
          </table:table-cell>
          <table:table-cell table:formula="of:=0.2*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A3];128)/127" office:value-type="float" office:value="0.0551181102362205" calcext:value-type="float">
            <text:p>0,055118110236221</text:p>
          </table:table-cell>
          <table:table-cell table:formula="of:=[.A3]/255" office:value-type="float" office:value="0.0274509803921569" calcext:value-type="float">
            <text:p>0,027450980392157</text:p>
          </table:table-cell>
          <table:table-cell table:formula="of:= (([.$B3]^(2))*(1 - [.$C$42])) + [.$C$42]" office:value-type="float" office:value="0.00303800607601215" calcext:value-type="float">
            <text:p>0,003038006076012</text:p>
          </table:table-cell>
          <table:table-cell table:formula="of:= [.$C$42] + ([.B3]) * (0.5 - [.$C$42])/0.5" office:value-type="float" office:value="0.0551181102362205" calcext:value-type="float">
            <text:p>0,055118110236221</text:p>
          </table:table-cell>
          <table:table-cell table:formula="of:= -((-[.$A3]^(2))*([.F$43]) + (1-[.F$43])) + 1" office:value-type="float" office:value="0" calcext:value-type="float">
            <text:p>0</text:p>
          </table:table-cell>
          <table:table-cell table:formula="of:= [.C3] * [.$C$42]" office:value-type="float" office:value="0" calcext:value-type="float">
            <text:p>0</text:p>
          </table:table-cell>
          <table:table-cell table:formula="of:=0.2*[.C3]" office:value-type="float" office:value="0.00549019607843137" calcext:value-type="float">
            <text:p>0,005490196078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OD([.A4];128)/127" office:value-type="float" office:value="0.110236220472441" calcext:value-type="float">
            <text:p>0,110236220472441</text:p>
          </table:table-cell>
          <table:table-cell table:formula="of:=[.A4]/255" office:value-type="float" office:value="0.0549019607843137" calcext:value-type="float">
            <text:p>0,054901960784314</text:p>
          </table:table-cell>
          <table:table-cell table:formula="of:= (([.$B4]^(2))*(1 - [.$C$42])) + [.$C$42]" office:value-type="float" office:value="0.0121520243040486" calcext:value-type="float">
            <text:p>0,012152024304049</text:p>
          </table:table-cell>
          <table:table-cell table:formula="of:= [.$C$42] + ([.B4]) * (0.5 - [.$C$42])/0.5" office:value-type="float" office:value="0.110236220472441" calcext:value-type="float">
            <text:p>0,110236220472441</text:p>
          </table:table-cell>
          <table:table-cell table:formula="of:= -((-[.$A4]^(2))*([.F$43]) + (1-[.F$43])) + 1" office:value-type="float" office:value="0" calcext:value-type="float">
            <text:p>0</text:p>
          </table:table-cell>
          <table:table-cell table:formula="of:= [.C4] * [.$C$42]" office:value-type="float" office:value="0" calcext:value-type="float">
            <text:p>0</text:p>
          </table:table-cell>
          <table:table-cell table:formula="of:=0.2*[.C4]" office:value-type="float" office:value="0.0109803921568627" calcext:value-type="float">
            <text:p>0,0109803921568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OD([.A5];128)/127" office:value-type="float" office:value="0.165354330708661" calcext:value-type="float">
            <text:p>0,165354330708661</text:p>
          </table:table-cell>
          <table:table-cell table:formula="of:=[.A5]/255" office:value-type="float" office:value="0.0823529411764706" calcext:value-type="float">
            <text:p>0,082352941176471</text:p>
          </table:table-cell>
          <table:table-cell table:formula="of:= (([.$B5]^(2))*(1 - [.$C$42])) + [.$C$42]" office:value-type="float" office:value="0.0273420546841094" calcext:value-type="float">
            <text:p>0,027342054684109</text:p>
          </table:table-cell>
          <table:table-cell table:formula="of:= [.$C$42] + ([.B5]) * (0.5 - [.$C$42])/0.5" office:value-type="float" office:value="0.165354330708661" calcext:value-type="float">
            <text:p>0,165354330708661</text:p>
          </table:table-cell>
          <table:table-cell table:formula="of:= -((-[.$A5]^(2))*([.F$43]) + (1-[.F$43])) + 1" office:value-type="float" office:value="0" calcext:value-type="float">
            <text:p>0</text:p>
          </table:table-cell>
          <table:table-cell table:formula="of:= [.C5] * [.$C$42]" office:value-type="float" office:value="0" calcext:value-type="float">
            <text:p>0</text:p>
          </table:table-cell>
          <table:table-cell table:formula="of:=0.2*[.C5]" office:value-type="float" office:value="0.0164705882352941" calcext:value-type="float">
            <text:p>0,0164705882352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OD([.A6];128)/127" office:value-type="float" office:value="0.220472440944882" calcext:value-type="float">
            <text:p>0,220472440944882</text:p>
          </table:table-cell>
          <table:table-cell table:formula="of:=[.A6]/255" office:value-type="float" office:value="0.109803921568627" calcext:value-type="float">
            <text:p>0,109803921568627</text:p>
          </table:table-cell>
          <table:table-cell table:formula="of:= (([.$B6]^(2))*(1 - [.$C$42])) + [.$C$42]" office:value-type="float" office:value="0.0486080972161944" calcext:value-type="float">
            <text:p>0,048608097216195</text:p>
          </table:table-cell>
          <table:table-cell table:formula="of:= [.$C$42] + ([.B6]) * (0.5 - [.$C$42])/0.5" office:value-type="float" office:value="0.220472440944882" calcext:value-type="float">
            <text:p>0,220472440944882</text:p>
          </table:table-cell>
          <table:table-cell table:formula="of:= -((-[.$A6]^(2))*([.F$43]) + (1-[.F$43])) + 1" office:value-type="float" office:value="0" calcext:value-type="float">
            <text:p>0</text:p>
          </table:table-cell>
          <table:table-cell table:formula="of:= [.C6] * [.$C$42]" office:value-type="float" office:value="0" calcext:value-type="float">
            <text:p>0</text:p>
          </table:table-cell>
          <table:table-cell table:formula="of:=0.2*[.C6]" office:value-type="float" office:value="0.0219607843137255" calcext:value-type="float">
            <text:p>0,0219607843137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OD([.A7];128)/127" office:value-type="float" office:value="0.275590551181102" calcext:value-type="float">
            <text:p>0,275590551181102</text:p>
          </table:table-cell>
          <table:table-cell table:formula="of:=[.A7]/255" office:value-type="float" office:value="0.137254901960784" calcext:value-type="float">
            <text:p>0,137254901960784</text:p>
          </table:table-cell>
          <table:table-cell table:formula="of:= (([.$B7]^(2))*(1 - [.$C$42])) + [.$C$42]" office:value-type="float" office:value="0.0759501519003038" calcext:value-type="float">
            <text:p>0,075950151900304</text:p>
          </table:table-cell>
          <table:table-cell table:formula="of:= [.$C$42] + ([.B7]) * (0.5 - [.$C$42])/0.5" office:value-type="float" office:value="0.275590551181102" calcext:value-type="float">
            <text:p>0,275590551181102</text:p>
          </table:table-cell>
          <table:table-cell table:formula="of:= -((-[.$A7]^(2))*([.F$43]) + (1-[.F$43])) + 1" office:value-type="float" office:value="0" calcext:value-type="float">
            <text:p>0</text:p>
          </table:table-cell>
          <table:table-cell table:formula="of:= [.C7] * [.$C$42]" office:value-type="float" office:value="0" calcext:value-type="float">
            <text:p>0</text:p>
          </table:table-cell>
          <table:table-cell table:formula="of:=0.2*[.C7]" office:value-type="float" office:value="0.0274509803921569" calcext:value-type="float">
            <text:p>0,0274509803921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OD([.A8];128)/127" office:value-type="float" office:value="0.330708661417323" calcext:value-type="float">
            <text:p>0,330708661417323</text:p>
          </table:table-cell>
          <table:table-cell table:formula="of:=[.A8]/255" office:value-type="float" office:value="0.164705882352941" calcext:value-type="float">
            <text:p>0,164705882352941</text:p>
          </table:table-cell>
          <table:table-cell table:formula="of:= (([.$B8]^(2))*(1 - [.$C$42])) + [.$C$42]" office:value-type="float" office:value="0.109368218736437" calcext:value-type="float">
            <text:p>0,109368218736437</text:p>
          </table:table-cell>
          <table:table-cell table:formula="of:= [.$C$42] + ([.B8]) * (0.5 - [.$C$42])/0.5" office:value-type="float" office:value="0.330708661417323" calcext:value-type="float">
            <text:p>0,330708661417323</text:p>
          </table:table-cell>
          <table:table-cell table:formula="of:= -((-[.$A8]^(2))*([.F$43]) + (1-[.F$43])) + 1" office:value-type="float" office:value="0" calcext:value-type="float">
            <text:p>0</text:p>
          </table:table-cell>
          <table:table-cell table:formula="of:= [.C8] * [.$C$42]" office:value-type="float" office:value="0" calcext:value-type="float">
            <text:p>0</text:p>
          </table:table-cell>
          <table:table-cell table:formula="of:=0.2*[.C8]" office:value-type="float" office:value="0.0329411764705882" calcext:value-type="float">
            <text:p>0,0329411764705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OD([.A9];128)/127" office:value-type="float" office:value="0.385826771653543" calcext:value-type="float">
            <text:p>0,385826771653543</text:p>
          </table:table-cell>
          <table:table-cell table:formula="of:=[.A9]/255" office:value-type="float" office:value="0.192156862745098" calcext:value-type="float">
            <text:p>0,192156862745098</text:p>
          </table:table-cell>
          <table:table-cell table:formula="of:= (([.$B9]^(2))*(1 - [.$C$42])) + [.$C$42]" office:value-type="float" office:value="0.148862297724595" calcext:value-type="float">
            <text:p>0,148862297724595</text:p>
          </table:table-cell>
          <table:table-cell table:formula="of:= [.$C$42] + ([.B9]) * (0.5 - [.$C$42])/0.5" office:value-type="float" office:value="0.385826771653543" calcext:value-type="float">
            <text:p>0,385826771653543</text:p>
          </table:table-cell>
          <table:table-cell table:formula="of:= -((-[.$A9]^(2))*([.F$43]) + (1-[.F$43])) + 1" office:value-type="float" office:value="0" calcext:value-type="float">
            <text:p>0</text:p>
          </table:table-cell>
          <table:table-cell table:formula="of:= [.C9] * [.$C$42]" office:value-type="float" office:value="0" calcext:value-type="float">
            <text:p>0</text:p>
          </table:table-cell>
          <table:table-cell table:formula="of:=0.2*[.C9]" office:value-type="float" office:value="0.0384313725490196" calcext:value-type="float">
            <text:p>0,038431372549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OD([.A10];128)/127" office:value-type="float" office:value="0.440944881889764" calcext:value-type="float">
            <text:p>0,440944881889764</text:p>
          </table:table-cell>
          <table:table-cell table:formula="of:=[.A10]/255" office:value-type="float" office:value="0.219607843137255" calcext:value-type="float">
            <text:p>0,219607843137255</text:p>
          </table:table-cell>
          <table:table-cell table:formula="of:= (([.$B10]^(2))*(1 - [.$C$42])) + [.$C$42]" office:value-type="float" office:value="0.194432388864778" calcext:value-type="float">
            <text:p>0,194432388864778</text:p>
          </table:table-cell>
          <table:table-cell table:formula="of:= [.$C$42] + ([.B10]) * (0.5 - [.$C$42])/0.5" office:value-type="float" office:value="0.440944881889764" calcext:value-type="float">
            <text:p>0,440944881889764</text:p>
          </table:table-cell>
          <table:table-cell table:formula="of:= -((-[.$A10]^(2))*([.F$43]) + (1-[.F$43])) + 1" office:value-type="float" office:value="0" calcext:value-type="float">
            <text:p>0</text:p>
          </table:table-cell>
          <table:table-cell table:formula="of:= [.C10] * [.$C$42]" office:value-type="float" office:value="0" calcext:value-type="float">
            <text:p>0</text:p>
          </table:table-cell>
          <table:table-cell table:formula="of:=0.2*[.C10]" office:value-type="float" office:value="0.043921568627451" calcext:value-type="float">
            <text:p>0,0439215686274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OD([.A11];128)/127" office:value-type="float" office:value="0.496062992125984" calcext:value-type="float">
            <text:p>0,496062992125984</text:p>
          </table:table-cell>
          <table:table-cell table:formula="of:=[.A11]/255" office:value-type="float" office:value="0.247058823529412" calcext:value-type="float">
            <text:p>0,247058823529412</text:p>
          </table:table-cell>
          <table:table-cell table:formula="of:= (([.$B11]^(2))*(1 - [.$C$42])) + [.$C$42]" office:value-type="float" office:value="0.246078492156984" calcext:value-type="float">
            <text:p>0,246078492156984</text:p>
          </table:table-cell>
          <table:table-cell table:formula="of:= [.$C$42] + ([.B11]) * (0.5 - [.$C$42])/0.5" office:value-type="float" office:value="0.496062992125984" calcext:value-type="float">
            <text:p>0,496062992125984</text:p>
          </table:table-cell>
          <table:table-cell table:formula="of:= -((-[.$A11]^(2))*([.F$43]) + (1-[.F$43])) + 1" office:value-type="float" office:value="0" calcext:value-type="float">
            <text:p>0</text:p>
          </table:table-cell>
          <table:table-cell table:formula="of:= [.C11] * [.$C$42]" office:value-type="float" office:value="0" calcext:value-type="float">
            <text:p>0</text:p>
          </table:table-cell>
          <table:table-cell table:formula="of:=0.2*[.C11]" office:value-type="float" office:value="0.0494117647058824" calcext:value-type="float">
            <text:p>0,0494117647058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OD([.A12];128)/127" office:value-type="float" office:value="0.551181102362205" calcext:value-type="float">
            <text:p>0,551181102362205</text:p>
          </table:table-cell>
          <table:table-cell table:formula="of:=[.A12]/255" office:value-type="float" office:value="0.274509803921569" calcext:value-type="float">
            <text:p>0,274509803921569</text:p>
          </table:table-cell>
          <table:table-cell table:formula="of:= (([.$B12]^(2))*(1 - [.$C$42])) + [.$C$42]" office:value-type="float" office:value="0.303800607601215" calcext:value-type="float">
            <text:p>0,303800607601215</text:p>
          </table:table-cell>
          <table:table-cell table:formula="of:= [.$C$42] + ([.B12]) * (0.5 - [.$C$42])/0.5" office:value-type="float" office:value="0.551181102362205" calcext:value-type="float">
            <text:p>0,551181102362205</text:p>
          </table:table-cell>
          <table:table-cell table:formula="of:= -((-[.$A12]^(2))*([.F$43]) + (1-[.F$43])) + 1" office:value-type="float" office:value="0" calcext:value-type="float">
            <text:p>0</text:p>
          </table:table-cell>
          <table:table-cell table:formula="of:= [.C12] * [.$C$42]" office:value-type="float" office:value="0" calcext:value-type="float">
            <text:p>0</text:p>
          </table:table-cell>
          <table:table-cell table:formula="of:=0.2*[.C12]" office:value-type="float" office:value="0.0549019607843137" calcext:value-type="float">
            <text:p>0,0549019607843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OD([.A13];128)/127" office:value-type="float" office:value="0.606299212598425" calcext:value-type="float">
            <text:p>0,606299212598425</text:p>
          </table:table-cell>
          <table:table-cell table:formula="of:=[.A13]/255" office:value-type="float" office:value="0.301960784313725" calcext:value-type="float">
            <text:p>0,301960784313725</text:p>
          </table:table-cell>
          <table:table-cell table:formula="of:= (([.$B13]^(2))*(1 - [.$C$42])) + [.$C$42]" office:value-type="float" office:value="0.36759873519747" calcext:value-type="float">
            <text:p>0,36759873519747</text:p>
          </table:table-cell>
          <table:table-cell table:formula="of:= [.$C$42] + ([.B13]) * (0.5 - [.$C$42])/0.5" office:value-type="float" office:value="0.606299212598425" calcext:value-type="float">
            <text:p>0,606299212598425</text:p>
          </table:table-cell>
          <table:table-cell table:formula="of:= -((-[.$A13]^(2))*([.F$43]) + (1-[.F$43])) + 1" office:value-type="float" office:value="0" calcext:value-type="float">
            <text:p>0</text:p>
          </table:table-cell>
          <table:table-cell table:formula="of:= [.C13] * [.$C$42]" office:value-type="float" office:value="0" calcext:value-type="float">
            <text:p>0</text:p>
          </table:table-cell>
          <table:table-cell table:formula="of:=0.2*[.C13]" office:value-type="float" office:value="0.0603921568627451" calcext:value-type="float">
            <text:p>0,0603921568627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OD([.A14];128)/127" office:value-type="float" office:value="0.661417322834646" calcext:value-type="float">
            <text:p>0,661417322834646</text:p>
          </table:table-cell>
          <table:table-cell table:formula="of:=[.A14]/255" office:value-type="float" office:value="0.329411764705882" calcext:value-type="float">
            <text:p>0,329411764705882</text:p>
          </table:table-cell>
          <table:table-cell table:formula="of:= (([.$B14]^(2))*(1 - [.$C$42])) + [.$C$42]" office:value-type="float" office:value="0.43747287494575" calcext:value-type="float">
            <text:p>0,43747287494575</text:p>
          </table:table-cell>
          <table:table-cell table:formula="of:= [.$C$42] + ([.B14]) * (0.5 - [.$C$42])/0.5" office:value-type="float" office:value="0.661417322834646" calcext:value-type="float">
            <text:p>0,661417322834646</text:p>
          </table:table-cell>
          <table:table-cell table:formula="of:= -((-[.$A14]^(2))*([.F$43]) + (1-[.F$43])) + 1" office:value-type="float" office:value="0" calcext:value-type="float">
            <text:p>0</text:p>
          </table:table-cell>
          <table:table-cell table:formula="of:= [.C14] * [.$C$42]" office:value-type="float" office:value="0" calcext:value-type="float">
            <text:p>0</text:p>
          </table:table-cell>
          <table:table-cell table:formula="of:=0.2*[.C14]" office:value-type="float" office:value="0.0658823529411765" calcext:value-type="float">
            <text:p>0,0658823529411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OD([.A15];128)/127" office:value-type="float" office:value="0.716535433070866" calcext:value-type="float">
            <text:p>0,716535433070866</text:p>
          </table:table-cell>
          <table:table-cell table:formula="of:=[.A15]/255" office:value-type="float" office:value="0.356862745098039" calcext:value-type="float">
            <text:p>0,356862745098039</text:p>
          </table:table-cell>
          <table:table-cell table:formula="of:= (([.$B15]^(2))*(1 - [.$C$42])) + [.$C$42]" office:value-type="float" office:value="0.513423026846054" calcext:value-type="float">
            <text:p>0,513423026846054</text:p>
          </table:table-cell>
          <table:table-cell table:formula="of:= [.$C$42] + ([.B15]) * (0.5 - [.$C$42])/0.5" office:value-type="float" office:value="0.716535433070866" calcext:value-type="float">
            <text:p>0,716535433070866</text:p>
          </table:table-cell>
          <table:table-cell table:formula="of:= -((-[.$A15]^(2))*([.F$43]) + (1-[.F$43])) + 1" office:value-type="float" office:value="0" calcext:value-type="float">
            <text:p>0</text:p>
          </table:table-cell>
          <table:table-cell table:formula="of:= [.C15] * [.$C$42]" office:value-type="float" office:value="0" calcext:value-type="float">
            <text:p>0</text:p>
          </table:table-cell>
          <table:table-cell table:formula="of:=0.2*[.C15]" office:value-type="float" office:value="0.0713725490196079" calcext:value-type="float">
            <text:p>0,0713725490196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MOD([.A16];128)/127" office:value-type="float" office:value="0.771653543307087" calcext:value-type="float">
            <text:p>0,771653543307087</text:p>
          </table:table-cell>
          <table:table-cell table:formula="of:=[.A16]/255" office:value-type="float" office:value="0.384313725490196" calcext:value-type="float">
            <text:p>0,384313725490196</text:p>
          </table:table-cell>
          <table:table-cell table:formula="of:= (([.$B16]^(2))*(1 - [.$C$42])) + [.$C$42]" office:value-type="float" office:value="0.595449190898382" calcext:value-type="float">
            <text:p>0,595449190898382</text:p>
          </table:table-cell>
          <table:table-cell table:formula="of:= [.$C$42] + ([.B16]) * (0.5 - [.$C$42])/0.5" office:value-type="float" office:value="0.771653543307087" calcext:value-type="float">
            <text:p>0,771653543307087</text:p>
          </table:table-cell>
          <table:table-cell table:formula="of:= -((-[.$A16]^(2))*([.F$43]) + (1-[.F$43])) + 1" office:value-type="float" office:value="0" calcext:value-type="float">
            <text:p>0</text:p>
          </table:table-cell>
          <table:table-cell table:formula="of:= [.C16] * [.$C$42]" office:value-type="float" office:value="0" calcext:value-type="float">
            <text:p>0</text:p>
          </table:table-cell>
          <table:table-cell table:formula="of:=0.2*[.C16]" office:value-type="float" office:value="0.0768627450980392" calcext:value-type="float">
            <text:p>0,0768627450980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MOD([.A17];128)/127" office:value-type="float" office:value="0.826771653543307" calcext:value-type="float">
            <text:p>0,826771653543307</text:p>
          </table:table-cell>
          <table:table-cell table:formula="of:=[.A17]/255" office:value-type="float" office:value="0.411764705882353" calcext:value-type="float">
            <text:p>0,411764705882353</text:p>
          </table:table-cell>
          <table:table-cell table:formula="of:= (([.$B17]^(2))*(1 - [.$C$42])) + [.$C$42]" office:value-type="float" office:value="0.683551367102734" calcext:value-type="float">
            <text:p>0,683551367102734</text:p>
          </table:table-cell>
          <table:table-cell table:formula="of:= [.$C$42] + ([.B17]) * (0.5 - [.$C$42])/0.5" office:value-type="float" office:value="0.826771653543307" calcext:value-type="float">
            <text:p>0,826771653543307</text:p>
          </table:table-cell>
          <table:table-cell table:formula="of:= -((-[.$A17]^(2))*([.F$43]) + (1-[.F$43])) + 1" office:value-type="float" office:value="0" calcext:value-type="float">
            <text:p>0</text:p>
          </table:table-cell>
          <table:table-cell table:formula="of:= [.C17] * [.$C$42]" office:value-type="float" office:value="0" calcext:value-type="float">
            <text:p>0</text:p>
          </table:table-cell>
          <table:table-cell table:formula="of:=0.2*[.C17]" office:value-type="float" office:value="0.0823529411764706" calcext:value-type="float">
            <text:p>0,0823529411764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MOD([.A18];128)/127" office:value-type="float" office:value="0.881889763779527" calcext:value-type="float">
            <text:p>0,881889763779527</text:p>
          </table:table-cell>
          <table:table-cell table:formula="of:=[.A18]/255" office:value-type="float" office:value="0.43921568627451" calcext:value-type="float">
            <text:p>0,43921568627451</text:p>
          </table:table-cell>
          <table:table-cell table:formula="of:= (([.$B18]^(2))*(1 - [.$C$42])) + [.$C$42]" office:value-type="float" office:value="0.777729555459111" calcext:value-type="float">
            <text:p>0,777729555459111</text:p>
          </table:table-cell>
          <table:table-cell table:formula="of:= [.$C$42] + ([.B18]) * (0.5 - [.$C$42])/0.5" office:value-type="float" office:value="0.881889763779527" calcext:value-type="float">
            <text:p>0,881889763779527</text:p>
          </table:table-cell>
          <table:table-cell table:formula="of:= -((-[.$A18]^(2))*([.F$43]) + (1-[.F$43])) + 1" office:value-type="float" office:value="0" calcext:value-type="float">
            <text:p>0</text:p>
          </table:table-cell>
          <table:table-cell table:formula="of:= [.C18] * [.$C$42]" office:value-type="float" office:value="0" calcext:value-type="float">
            <text:p>0</text:p>
          </table:table-cell>
          <table:table-cell table:formula="of:=0.2*[.C18]" office:value-type="float" office:value="0.087843137254902" calcext:value-type="float">
            <text:p>0,08784313725490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MOD([.A19];128)/127" office:value-type="float" office:value="0.937007874015748" calcext:value-type="float">
            <text:p>0,937007874015748</text:p>
          </table:table-cell>
          <table:table-cell table:formula="of:=[.A19]/255" office:value-type="float" office:value="0.466666666666667" calcext:value-type="float">
            <text:p>0,466666666666667</text:p>
          </table:table-cell>
          <table:table-cell table:formula="of:= (([.$B19]^(2))*(1 - [.$C$42])) + [.$C$42]" office:value-type="float" office:value="0.877983755967512" calcext:value-type="float">
            <text:p>0,877983755967512</text:p>
          </table:table-cell>
          <table:table-cell table:formula="of:= [.$C$42] + ([.B19]) * (0.5 - [.$C$42])/0.5" office:value-type="float" office:value="0.937007874015748" calcext:value-type="float">
            <text:p>0,937007874015748</text:p>
          </table:table-cell>
          <table:table-cell table:formula="of:= -((-[.$A19]^(2))*([.F$43]) + (1-[.F$43])) + 1" office:value-type="float" office:value="0" calcext:value-type="float">
            <text:p>0</text:p>
          </table:table-cell>
          <table:table-cell table:formula="of:= [.C19] * [.$C$42]" office:value-type="float" office:value="0" calcext:value-type="float">
            <text:p>0</text:p>
          </table:table-cell>
          <table:table-cell table:formula="of:=0.2*[.C19]" office:value-type="float" office:value="0.0933333333333333" calcext:value-type="float">
            <text:p>0,093333333333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MOD([.A20];128)/127" office:value-type="float" office:value="0.992125984251969" calcext:value-type="float">
            <text:p>0,992125984251969</text:p>
          </table:table-cell>
          <table:table-cell table:formula="of:=[.A20]/255" office:value-type="float" office:value="0.494117647058824" calcext:value-type="float">
            <text:p>0,494117647058824</text:p>
          </table:table-cell>
          <table:table-cell table:formula="of:= (([.$B20]^(2))*(1 - [.$C$42])) + [.$C$42]" office:value-type="float" office:value="0.984313968627937" calcext:value-type="float">
            <text:p>0,984313968627937</text:p>
          </table:table-cell>
          <table:table-cell table:formula="of:= [.$C$42] + ([.B20]) * (0.5 - [.$C$42])/0.5" office:value-type="float" office:value="0.992125984251969" calcext:value-type="float">
            <text:p>0,992125984251969</text:p>
          </table:table-cell>
          <table:table-cell table:formula="of:= -((-[.$A20]^(2))*([.F$43]) + (1-[.F$43])) + 1" office:value-type="float" office:value="0" calcext:value-type="float">
            <text:p>0</text:p>
          </table:table-cell>
          <table:table-cell table:formula="of:= [.C20] * [.$C$42]" office:value-type="float" office:value="0" calcext:value-type="float">
            <text:p>0</text:p>
          </table:table-cell>
          <table:table-cell table:formula="of:=0.2*[.C20]" office:value-type="float" office:value="0.0988235294117647" calcext:value-type="float">
            <text:p>0,0988235294117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MOD([.A21];128)/127" office:value-type="float" office:value="1" calcext:value-type="float">
            <text:p>1</text:p>
          </table:table-cell>
          <table:table-cell table:formula="of:=[.A21]/255" office:value-type="float" office:value="0.498039215686275" calcext:value-type="float">
            <text:p>0,498039215686275</text:p>
          </table:table-cell>
          <table:table-cell table:formula="of:= (([.$B21]^(2))*(1 - [.$C$42])) + [.$C$42]" office:value-type="float" office:value="1" calcext:value-type="float">
            <text:p>1</text:p>
          </table:table-cell>
          <table:table-cell table:formula="of:= [.$C$42] + ([.B21]) * (0.5 - [.$C$42])/0.5" office:value-type="float" office:value="1" calcext:value-type="float">
            <text:p>1</text:p>
          </table:table-cell>
          <table:table-cell table:formula="of:= -((-[.$A21]^(2))*([.F$43]) + (1-[.F$43])) + 1" office:value-type="float" office:value="0" calcext:value-type="float">
            <text:p>0</text:p>
          </table:table-cell>
          <table:table-cell table:formula="of:= [.C21] * [.$C$42]" office:value-type="float" office:value="0" calcext:value-type="float">
            <text:p>0</text:p>
          </table:table-cell>
          <table:table-cell table:formula="of:=0.2*[.C21]" office:value-type="float" office:value="0.0996078431372549" calcext:value-type="float">
            <text:p>0,0996078431372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MOD(128-[.A22];128)/127" office:value-type="float" office:value="0" calcext:value-type="float">
            <text:p>0</text:p>
          </table:table-cell>
          <table:table-cell table:formula="of:=[.A22]/255" office:value-type="float" office:value="0.501960784313726" calcext:value-type="float">
            <text:p>0,501960784313726</text:p>
          </table:table-cell>
          <table:table-cell table:formula="of:= -((-[.$B22]^(2))*([.$C$42]) + (1-[.$C$42])) + 1" office:value-type="float" office:value="0" calcext:value-type="float">
            <text:p>0</text:p>
          </table:table-cell>
          <table:table-cell table:formula="of:= [.$C$42] + ([.B22]) * (0.5 - [.$C$42])/0.5" office:value-type="float" office:value="0" calcext:value-type="float">
            <office:annotation draw:style-name="gr3" draw:text-style-name="P3" svg:width="28.99mm" svg:height="5.96mm" svg:x="87.38mm" svg:y="79.54mm" draw:caption-point-x="-6.1mm" draw:caption-point-y="15.1mm">
              <dc:date>2020-06-01T00:00:00</dc:date>
              <text:p text:style-name="P2">255+255=254</text:p>
            </office:annotation>
            <text:p>0</text:p>
          </table:table-cell>
          <table:table-cell table:formula="of:= -((-[.$A22]^(2))*([.F$43]) + (1-[.F$43])) + 1" office:value-type="float" office:value="0" calcext:value-type="float">
            <text:p>0</text:p>
          </table:table-cell>
          <table:table-cell table:formula="of:= [.C22] * [.$C$42]" office:value-type="float" office:value="0" calcext:value-type="float">
            <text:p>0</text:p>
          </table:table-cell>
          <table:table-cell table:formula="of:=0.2*[.C22]" office:value-type="float" office:value="0.100392156862745" calcext:value-type="float">
            <text:p>0,1003921568627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-MOD([.A23];128)/127" office:value-type="float" office:value="-0.0551181102362205" calcext:value-type="float">
            <text:p>-0,055118110236221</text:p>
          </table:table-cell>
          <table:table-cell table:formula="of:=[.A23]/255" office:value-type="float" office:value="0.529411764705882" calcext:value-type="float">
            <text:p>0,529411764705882</text:p>
          </table:table-cell>
          <table:table-cell table:formula="of:= -((-[.$B23]^(2))*([.$C$42]) + (1-[.$C$42])) + 1" office:value-type="float" office:value="0" calcext:value-type="float">
            <text:p>0</text:p>
          </table:table-cell>
          <table:table-cell table:formula="of:= [.$C$42] + ([.B23]) * (0.5 - [.$C$42])/0.5" office:value-type="float" office:value="-0.0551181102362205" calcext:value-type="float">
            <text:p>-0,055118110236221</text:p>
          </table:table-cell>
          <table:table-cell table:formula="of:= -((-[.$A23]^(2))*([.F$43]) + (1-[.F$43])) + 1" office:value-type="float" office:value="0" calcext:value-type="float">
            <text:p>0</text:p>
          </table:table-cell>
          <table:table-cell table:formula="of:= [.C23] * [.$C$42]" office:value-type="float" office:value="0" calcext:value-type="float">
            <text:p>0</text:p>
          </table:table-cell>
          <table:table-cell table:formula="of:=0.2*[.C23]" office:value-type="float" office:value="0.105882352941176" calcext:value-type="float">
            <text:p>0,1058823529411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-MOD([.A24];128)/127" office:value-type="float" office:value="-0.110236220472441" calcext:value-type="float">
            <text:p>-0,110236220472441</text:p>
          </table:table-cell>
          <table:table-cell table:formula="of:=[.A24]/255" office:value-type="float" office:value="0.556862745098039" calcext:value-type="float">
            <text:p>0,556862745098039</text:p>
          </table:table-cell>
          <table:table-cell table:formula="of:= -((-[.$B24]^(2))*([.$C$42]) + (1-[.$C$42])) + 1" office:value-type="float" office:value="0" calcext:value-type="float">
            <text:p>0</text:p>
          </table:table-cell>
          <table:table-cell table:formula="of:= [.$C$42] + ([.B24]) * (0.5 - [.$C$42])/0.5" office:value-type="float" office:value="-0.110236220472441" calcext:value-type="float">
            <text:p>-0,110236220472441</text:p>
          </table:table-cell>
          <table:table-cell table:formula="of:= -((-[.$A24]^(2))*([.F$43]) + (1-[.F$43])) + 1" office:value-type="float" office:value="0" calcext:value-type="float">
            <text:p>0</text:p>
          </table:table-cell>
          <table:table-cell table:formula="of:= [.C24] * [.$C$42]" office:value-type="float" office:value="0" calcext:value-type="float">
            <text:p>0</text:p>
          </table:table-cell>
          <table:table-cell table:formula="of:=0.2*[.C24]" office:value-type="float" office:value="0.111372549019608" calcext:value-type="float">
            <text:p>0,1113725490196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-MOD([.A25];128)/127" office:value-type="float" office:value="-0.165354330708661" calcext:value-type="float">
            <text:p>-0,165354330708661</text:p>
          </table:table-cell>
          <table:table-cell table:formula="of:=[.A25]/255" office:value-type="float" office:value="0.584313725490196" calcext:value-type="float">
            <text:p>0,584313725490196</text:p>
          </table:table-cell>
          <table:table-cell table:formula="of:= -((-[.$B25]^(2))*([.$C$42]) + (1-[.$C$42])) + 1" office:value-type="float" office:value="0" calcext:value-type="float">
            <text:p>0</text:p>
          </table:table-cell>
          <table:table-cell table:formula="of:= [.$C$42] + ([.B25]) * (0.5 - [.$C$42])/0.5" office:value-type="float" office:value="-0.165354330708661" calcext:value-type="float">
            <text:p>-0,165354330708661</text:p>
          </table:table-cell>
          <table:table-cell table:formula="of:= -((-[.$A25]^(2))*([.F$43]) + (1-[.F$43])) + 1" office:value-type="float" office:value="0" calcext:value-type="float">
            <text:p>0</text:p>
          </table:table-cell>
          <table:table-cell table:formula="of:= [.C25] * [.$C$42]" office:value-type="float" office:value="0" calcext:value-type="float">
            <text:p>0</text:p>
          </table:table-cell>
          <table:table-cell table:formula="of:=0.2*[.C25]" office:value-type="float" office:value="0.116862745098039" calcext:value-type="float">
            <text:p>0,1168627450980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-MOD([.A26];128)/127" office:value-type="float" office:value="-0.220472440944882" calcext:value-type="float">
            <text:p>-0,220472440944882</text:p>
          </table:table-cell>
          <table:table-cell table:formula="of:=[.A26]/255" office:value-type="float" office:value="0.611764705882353" calcext:value-type="float">
            <text:p>0,611764705882353</text:p>
          </table:table-cell>
          <table:table-cell table:formula="of:= -((-[.$B26]^(2))*([.$C$42]) + (1-[.$C$42])) + 1" office:value-type="float" office:value="0" calcext:value-type="float">
            <text:p>0</text:p>
          </table:table-cell>
          <table:table-cell table:formula="of:= [.$C$42] + ([.B26]) * (0.5 - [.$C$42])/0.5" office:value-type="float" office:value="-0.220472440944882" calcext:value-type="float">
            <text:p>-0,220472440944882</text:p>
          </table:table-cell>
          <table:table-cell table:formula="of:= -((-[.$A26]^(2))*([.F$43]) + (1-[.F$43])) + 1" office:value-type="float" office:value="0" calcext:value-type="float">
            <text:p>0</text:p>
          </table:table-cell>
          <table:table-cell table:formula="of:= [.C26] * [.$C$42]" office:value-type="float" office:value="0" calcext:value-type="float">
            <text:p>0</text:p>
          </table:table-cell>
          <table:table-cell table:formula="of:=0.2*[.C26]" office:value-type="float" office:value="0.122352941176471" calcext:value-type="float">
            <text:p>0,12235294117647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-MOD([.A27];128)/127" office:value-type="float" office:value="-0.275590551181102" calcext:value-type="float">
            <text:p>-0,275590551181102</text:p>
          </table:table-cell>
          <table:table-cell table:formula="of:=[.A27]/255" office:value-type="float" office:value="0.63921568627451" calcext:value-type="float">
            <text:p>0,63921568627451</text:p>
          </table:table-cell>
          <table:table-cell table:formula="of:= -((-[.$B27]^(2))*([.$C$42]) + (1-[.$C$42])) + 1" office:value-type="float" office:value="0" calcext:value-type="float">
            <text:p>0</text:p>
          </table:table-cell>
          <table:table-cell table:formula="of:= [.$C$42] + ([.B27]) * (0.5 - [.$C$42])/0.5" office:value-type="float" office:value="-0.275590551181102" calcext:value-type="float">
            <text:p>-0,275590551181102</text:p>
          </table:table-cell>
          <table:table-cell table:formula="of:= -((-[.$A27]^(2))*([.F$43]) + (1-[.F$43])) + 1" office:value-type="float" office:value="0" calcext:value-type="float">
            <text:p>0</text:p>
          </table:table-cell>
          <table:table-cell table:formula="of:= [.C27] * [.$C$42]" office:value-type="float" office:value="0" calcext:value-type="float">
            <text:p>0</text:p>
          </table:table-cell>
          <table:table-cell table:formula="of:=0.2*[.C27]" office:value-type="float" office:value="0.127843137254902" calcext:value-type="float">
            <text:p>0,1278431372549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-MOD([.A28];128)/127" office:value-type="float" office:value="-0.330708661417323" calcext:value-type="float">
            <text:p>-0,330708661417323</text:p>
          </table:table-cell>
          <table:table-cell table:formula="of:=[.A28]/255" office:value-type="float" office:value="0.666666666666667" calcext:value-type="float">
            <text:p>0,666666666666667</text:p>
          </table:table-cell>
          <table:table-cell table:formula="of:= -((-[.$B28]^(2))*([.$C$42]) + (1-[.$C$42])) + 1" office:value-type="float" office:value="0" calcext:value-type="float">
            <text:p>0</text:p>
          </table:table-cell>
          <table:table-cell table:formula="of:= [.$C$42] + ([.B28]) * (0.5 - [.$C$42])/0.5" office:value-type="float" office:value="-0.330708661417323" calcext:value-type="float">
            <text:p>-0,330708661417323</text:p>
          </table:table-cell>
          <table:table-cell table:formula="of:= -((-[.$A28]^(2))*([.F$43]) + (1-[.F$43])) + 1" office:value-type="float" office:value="0" calcext:value-type="float">
            <text:p>0</text:p>
          </table:table-cell>
          <table:table-cell table:formula="of:= [.C28] * [.$C$42]" office:value-type="float" office:value="0" calcext:value-type="float">
            <text:p>0</text:p>
          </table:table-cell>
          <table:table-cell table:formula="of:=0.2*[.C28]" office:value-type="float" office:value="0.133333333333333" calcext:value-type="float">
            <text:p>0,1333333333333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-MOD([.A29];128)/127" office:value-type="float" office:value="-0.385826771653543" calcext:value-type="float">
            <text:p>-0,385826771653543</text:p>
          </table:table-cell>
          <table:table-cell table:formula="of:=[.A29]/255" office:value-type="float" office:value="0.694117647058823" calcext:value-type="float">
            <text:p>0,694117647058823</text:p>
          </table:table-cell>
          <table:table-cell table:formula="of:= -((-[.$B29]^(2))*([.$C$42]) + (1-[.$C$42])) + 1" office:value-type="float" office:value="0" calcext:value-type="float">
            <text:p>0</text:p>
          </table:table-cell>
          <table:table-cell table:formula="of:= [.$C$42] + ([.B29]) * (0.5 - [.$C$42])/0.5" office:value-type="float" office:value="-0.385826771653543" calcext:value-type="float">
            <text:p>-0,385826771653543</text:p>
          </table:table-cell>
          <table:table-cell table:formula="of:= -((-[.$A29]^(2))*([.F$43]) + (1-[.F$43])) + 1" office:value-type="float" office:value="0" calcext:value-type="float">
            <text:p>0</text:p>
          </table:table-cell>
          <table:table-cell table:formula="of:= [.C29] * [.$C$42]" office:value-type="float" office:value="0" calcext:value-type="float">
            <text:p>0</text:p>
          </table:table-cell>
          <table:table-cell table:formula="of:=0.2*[.C29]" office:value-type="float" office:value="0.138823529411765" calcext:value-type="float">
            <text:p>0,1388235294117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-MOD([.A30];128)/127" office:value-type="float" office:value="-0.440944881889764" calcext:value-type="float">
            <text:p>-0,440944881889764</text:p>
          </table:table-cell>
          <table:table-cell table:formula="of:=[.A30]/255" office:value-type="float" office:value="0.72156862745098" calcext:value-type="float">
            <text:p>0,72156862745098</text:p>
          </table:table-cell>
          <table:table-cell table:formula="of:= -((-[.$B30]^(2))*([.$C$42]) + (1-[.$C$42])) + 1" office:value-type="float" office:value="0" calcext:value-type="float">
            <text:p>0</text:p>
          </table:table-cell>
          <table:table-cell table:formula="of:= [.$C$42] + ([.B30]) * (0.5 - [.$C$42])/0.5" office:value-type="float" office:value="-0.440944881889764" calcext:value-type="float">
            <text:p>-0,440944881889764</text:p>
          </table:table-cell>
          <table:table-cell table:formula="of:= -((-[.$A30]^(2))*([.F$43]) + (1-[.F$43])) + 1" office:value-type="float" office:value="0" calcext:value-type="float">
            <text:p>0</text:p>
          </table:table-cell>
          <table:table-cell table:formula="of:= [.C30] * [.$C$42]" office:value-type="float" office:value="0" calcext:value-type="float">
            <text:p>0</text:p>
          </table:table-cell>
          <table:table-cell table:formula="of:=0.2*[.C30]" office:value-type="float" office:value="0.144313725490196" calcext:value-type="float">
            <text:p>0,1443137254901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-MOD([.A31];128)/127" office:value-type="float" office:value="-0.496062992125984" calcext:value-type="float">
            <text:p>-0,496062992125984</text:p>
          </table:table-cell>
          <table:table-cell table:formula="of:=[.A31]/255" office:value-type="float" office:value="0.749019607843137" calcext:value-type="float">
            <text:p>0,749019607843137</text:p>
          </table:table-cell>
          <table:table-cell table:formula="of:= -((-[.$B31]^(2))*([.$C$42]) + (1-[.$C$42])) + 1" office:value-type="float" office:value="0" calcext:value-type="float">
            <text:p>0</text:p>
          </table:table-cell>
          <table:table-cell table:formula="of:= [.$C$42] + ([.B31]) * (0.5 - [.$C$42])/0.5" office:value-type="float" office:value="-0.496062992125984" calcext:value-type="float">
            <text:p>-0,496062992125984</text:p>
          </table:table-cell>
          <table:table-cell table:formula="of:= -((-[.$A31]^(2))*([.F$43]) + (1-[.F$43])) + 1" office:value-type="float" office:value="0" calcext:value-type="float">
            <text:p>0</text:p>
          </table:table-cell>
          <table:table-cell table:formula="of:= [.C31] * [.$C$42]" office:value-type="float" office:value="0" calcext:value-type="float">
            <text:p>0</text:p>
          </table:table-cell>
          <table:table-cell table:formula="of:=0.2*[.C31]" office:value-type="float" office:value="0.149803921568627" calcext:value-type="float">
            <text:p>0,1498039215686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-MOD([.A32];128)/127" office:value-type="float" office:value="-0.551181102362205" calcext:value-type="float">
            <text:p>-0,551181102362205</text:p>
          </table:table-cell>
          <table:table-cell table:formula="of:=[.A32]/255" office:value-type="float" office:value="0.776470588235294" calcext:value-type="float">
            <text:p>0,776470588235294</text:p>
          </table:table-cell>
          <table:table-cell table:formula="of:= -((-[.$B32]^(2))*([.$C$42]) + (1-[.$C$42])) + 1" office:value-type="float" office:value="0" calcext:value-type="float">
            <text:p>0</text:p>
          </table:table-cell>
          <table:table-cell table:formula="of:= [.$C$42] + ([.B32]) * (0.5 - [.$C$42])/0.5" office:value-type="float" office:value="-0.551181102362205" calcext:value-type="float">
            <text:p>-0,551181102362205</text:p>
          </table:table-cell>
          <table:table-cell table:formula="of:= -((-[.$A32]^(2))*([.F$43]) + (1-[.F$43])) + 1" office:value-type="float" office:value="0" calcext:value-type="float">
            <text:p>0</text:p>
          </table:table-cell>
          <table:table-cell table:formula="of:= [.C32] * [.$C$42]" office:value-type="float" office:value="0" calcext:value-type="float">
            <text:p>0</text:p>
          </table:table-cell>
          <table:table-cell table:formula="of:=0.2*[.C32]" office:value-type="float" office:value="0.155294117647059" calcext:value-type="float">
            <text:p>0,15529411764705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-MOD([.A33];128)/127" office:value-type="float" office:value="-0.606299212598425" calcext:value-type="float">
            <text:p>-0,606299212598425</text:p>
          </table:table-cell>
          <table:table-cell table:formula="of:=[.A33]/255" office:value-type="float" office:value="0.803921568627451" calcext:value-type="float">
            <text:p>0,803921568627451</text:p>
          </table:table-cell>
          <table:table-cell table:formula="of:= -((-[.$B33]^(2))*([.$C$42]) + (1-[.$C$42])) + 1" office:value-type="float" office:value="0" calcext:value-type="float">
            <text:p>0</text:p>
          </table:table-cell>
          <table:table-cell table:formula="of:= [.$C$42] + ([.B33]) * (0.5 - [.$C$42])/0.5" office:value-type="float" office:value="-0.606299212598425" calcext:value-type="float">
            <text:p>-0,606299212598425</text:p>
          </table:table-cell>
          <table:table-cell table:formula="of:= -((-[.$A33]^(2))*([.F$43]) + (1-[.F$43])) + 1" office:value-type="float" office:value="0" calcext:value-type="float">
            <text:p>0</text:p>
          </table:table-cell>
          <table:table-cell table:formula="of:= [.C33] * [.$C$42]" office:value-type="float" office:value="0" calcext:value-type="float">
            <text:p>0</text:p>
          </table:table-cell>
          <table:table-cell table:formula="of:=0.2*[.C33]" office:value-type="float" office:value="0.16078431372549" calcext:value-type="float">
            <text:p>0,1607843137254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-MOD([.A34];128)/127" office:value-type="float" office:value="-0.661417322834646" calcext:value-type="float">
            <text:p>-0,661417322834646</text:p>
          </table:table-cell>
          <table:table-cell table:formula="of:=[.A34]/255" office:value-type="float" office:value="0.831372549019608" calcext:value-type="float">
            <text:p>0,831372549019608</text:p>
          </table:table-cell>
          <table:table-cell table:formula="of:= -((-[.$B34]^(2))*([.$C$42]) + (1-[.$C$42])) + 1" office:value-type="float" office:value="0" calcext:value-type="float">
            <text:p>0</text:p>
          </table:table-cell>
          <table:table-cell table:formula="of:= [.$C$42] + ([.B34]) * (0.5 - [.$C$42])/0.5" office:value-type="float" office:value="-0.661417322834646" calcext:value-type="float">
            <text:p>-0,661417322834646</text:p>
          </table:table-cell>
          <table:table-cell table:formula="of:= -((-[.$A34]^(2))*([.F$43]) + (1-[.F$43])) + 1" office:value-type="float" office:value="0" calcext:value-type="float">
            <text:p>0</text:p>
          </table:table-cell>
          <table:table-cell table:formula="of:= [.C34] * [.$C$42]" office:value-type="float" office:value="0" calcext:value-type="float">
            <text:p>0</text:p>
          </table:table-cell>
          <table:table-cell table:formula="of:=0.2*[.C34]" office:value-type="float" office:value="0.166274509803922" calcext:value-type="float">
            <text:p>0,1662745098039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-MOD([.A35];128)/127" office:value-type="float" office:value="-0.716535433070866" calcext:value-type="float">
            <text:p>-0,716535433070866</text:p>
          </table:table-cell>
          <table:table-cell table:formula="of:=[.A35]/255" office:value-type="float" office:value="0.858823529411765" calcext:value-type="float">
            <text:p>0,858823529411765</text:p>
          </table:table-cell>
          <table:table-cell table:formula="of:= -((-[.$B35]^(2))*([.$C$42]) + (1-[.$C$42])) + 1" office:value-type="float" office:value="0" calcext:value-type="float">
            <text:p>0</text:p>
          </table:table-cell>
          <table:table-cell table:formula="of:= [.$C$42] + ([.B35]) * (0.5 - [.$C$42])/0.5" office:value-type="float" office:value="-0.716535433070866" calcext:value-type="float">
            <text:p>-0,716535433070866</text:p>
          </table:table-cell>
          <table:table-cell table:formula="of:= -((-[.$A35]^(2))*([.F$43]) + (1-[.F$43])) + 1" office:value-type="float" office:value="0" calcext:value-type="float">
            <text:p>0</text:p>
          </table:table-cell>
          <table:table-cell table:formula="of:= [.C35] * [.$C$42]" office:value-type="float" office:value="0" calcext:value-type="float">
            <text:p>0</text:p>
          </table:table-cell>
          <table:table-cell table:formula="of:=0.2*[.C35]" office:value-type="float" office:value="0.171764705882353" calcext:value-type="float">
            <text:p>0,17176470588235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-MOD([.A36];128)/127" office:value-type="float" office:value="-0.771653543307087" calcext:value-type="float">
            <text:p>-0,771653543307087</text:p>
          </table:table-cell>
          <table:table-cell table:formula="of:=[.A36]/255" office:value-type="float" office:value="0.886274509803921" calcext:value-type="float">
            <text:p>0,886274509803921</text:p>
          </table:table-cell>
          <table:table-cell table:formula="of:= -((-[.$B36]^(2))*([.$C$42]) + (1-[.$C$42])) + 1" office:value-type="float" office:value="0" calcext:value-type="float">
            <text:p>0</text:p>
          </table:table-cell>
          <table:table-cell table:formula="of:= [.$C$42] + ([.B36]) * (0.5 - [.$C$42])/0.5" office:value-type="float" office:value="-0.771653543307087" calcext:value-type="float">
            <text:p>-0,771653543307087</text:p>
          </table:table-cell>
          <table:table-cell table:formula="of:= -((-[.$A36]^(2))*([.F$43]) + (1-[.F$43])) + 1" office:value-type="float" office:value="0" calcext:value-type="float">
            <text:p>0</text:p>
          </table:table-cell>
          <table:table-cell table:formula="of:= [.C36] * [.$C$42]" office:value-type="float" office:value="0" calcext:value-type="float">
            <text:p>0</text:p>
          </table:table-cell>
          <table:table-cell table:formula="of:=0.2*[.C36]" office:value-type="float" office:value="0.177254901960784" calcext:value-type="float">
            <text:p>0,17725490196078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-MOD([.A37];128)/127" office:value-type="float" office:value="-0.826771653543307" calcext:value-type="float">
            <text:p>-0,826771653543307</text:p>
          </table:table-cell>
          <table:table-cell table:formula="of:=[.A37]/255" office:value-type="float" office:value="0.913725490196078" calcext:value-type="float">
            <text:p>0,913725490196078</text:p>
          </table:table-cell>
          <table:table-cell table:formula="of:= -((-[.$B37]^(2))*([.$C$42]) + (1-[.$C$42])) + 1" office:value-type="float" office:value="0" calcext:value-type="float">
            <text:p>0</text:p>
          </table:table-cell>
          <table:table-cell table:formula="of:= [.$C$42] + ([.B37]) * (0.5 - [.$C$42])/0.5" office:value-type="float" office:value="-0.826771653543307" calcext:value-type="float">
            <text:p>-0,826771653543307</text:p>
          </table:table-cell>
          <table:table-cell table:formula="of:= -((-[.$A37]^(2))*([.F$43]) + (1-[.F$43])) + 1" office:value-type="float" office:value="0" calcext:value-type="float">
            <text:p>0</text:p>
          </table:table-cell>
          <table:table-cell table:formula="of:= [.C37] * [.$C$42]" office:value-type="float" office:value="0" calcext:value-type="float">
            <text:p>0</text:p>
          </table:table-cell>
          <table:table-cell table:formula="of:=0.2*[.C37]" office:value-type="float" office:value="0.182745098039216" calcext:value-type="float">
            <text:p>0,1827450980392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-MOD([.A38];128)/127" office:value-type="float" office:value="-0.881889763779527" calcext:value-type="float">
            <text:p>-0,881889763779527</text:p>
          </table:table-cell>
          <table:table-cell table:formula="of:=[.A38]/255" office:value-type="float" office:value="0.941176470588235" calcext:value-type="float">
            <text:p>0,941176470588235</text:p>
          </table:table-cell>
          <table:table-cell table:formula="of:= -((-[.$B38]^(2))*([.$C$42]) + (1-[.$C$42])) + 1" office:value-type="float" office:value="0" calcext:value-type="float">
            <text:p>0</text:p>
          </table:table-cell>
          <table:table-cell table:formula="of:= [.$C$42] + ([.B38]) * (0.5 - [.$C$42])/0.5" office:value-type="float" office:value="-0.881889763779527" calcext:value-type="float">
            <text:p>-0,881889763779527</text:p>
          </table:table-cell>
          <table:table-cell table:formula="of:= -((-[.$A38]^(2))*([.F$43]) + (1-[.F$43])) + 1" office:value-type="float" office:value="0" calcext:value-type="float">
            <text:p>0</text:p>
          </table:table-cell>
          <table:table-cell table:formula="of:= [.C38] * [.$C$42]" office:value-type="float" office:value="0" calcext:value-type="float">
            <text:p>0</text:p>
          </table:table-cell>
          <table:table-cell table:formula="of:=0.2*[.C38]" office:value-type="float" office:value="0.188235294117647" calcext:value-type="float">
            <text:p>0,18823529411764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-MOD([.A39];128)/127" office:value-type="float" office:value="-0.937007874015748" calcext:value-type="float">
            <text:p>-0,937007874015748</text:p>
          </table:table-cell>
          <table:table-cell table:formula="of:=[.A39]/255" office:value-type="float" office:value="0.968627450980392" calcext:value-type="float">
            <text:p>0,968627450980392</text:p>
          </table:table-cell>
          <table:table-cell table:formula="of:= -((-[.$B39]^(2))*([.$C$42]) + (1-[.$C$42])) + 1" office:value-type="float" office:value="0" calcext:value-type="float">
            <text:p>0</text:p>
          </table:table-cell>
          <table:table-cell table:formula="of:= [.$C$42] + ([.B39]) * (0.5 - [.$C$42])/0.5" office:value-type="float" office:value="-0.937007874015748" calcext:value-type="float">
            <text:p>-0,937007874015748</text:p>
          </table:table-cell>
          <table:table-cell table:formula="of:= -((-[.$A39]^(2))*([.F$43]) + (1-[.F$43])) + 1" office:value-type="float" office:value="0" calcext:value-type="float">
            <text:p>0</text:p>
          </table:table-cell>
          <table:table-cell table:formula="of:= [.C39] * [.$C$42]" office:value-type="float" office:value="0" calcext:value-type="float">
            <text:p>0</text:p>
          </table:table-cell>
          <table:table-cell table:formula="of:=0.2*[.C39]" office:value-type="float" office:value="0.193725490196078" calcext:value-type="float">
            <text:p>0,1937254901960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-MOD([.A40];128)/127" office:value-type="float" office:value="-0.992125984251969" calcext:value-type="float">
            <text:p>-0,992125984251969</text:p>
          </table:table-cell>
          <table:table-cell table:formula="of:=[.A40]/255" office:value-type="float" office:value="0.996078431372549" calcext:value-type="float">
            <text:p>0,996078431372549</text:p>
          </table:table-cell>
          <table:table-cell table:formula="of:= -((-[.$B40]^(2))*([.$C$42]) + (1-[.$C$42])) + 1" office:value-type="float" office:value="0" calcext:value-type="float">
            <text:p>0</text:p>
          </table:table-cell>
          <table:table-cell table:formula="of:= [.$C$42] + ([.B40]) * (0.5 - [.$C$42])/0.5" office:value-type="float" office:value="-0.992125984251969" calcext:value-type="float">
            <text:p>-0,992125984251969</text:p>
          </table:table-cell>
          <table:table-cell table:formula="of:= -((-[.$A40]^(2))*([.F$43]) + (1-[.F$43])) + 1" office:value-type="float" office:value="0" calcext:value-type="float">
            <text:p>0</text:p>
          </table:table-cell>
          <table:table-cell table:formula="of:= [.C40] * [.$C$42]" office:value-type="float" office:value="0" calcext:value-type="float">
            <text:p>0</text:p>
          </table:table-cell>
          <table:table-cell table:formula="of:=0.2*[.C40]" office:value-type="float" office:value="0.19921568627451" calcext:value-type="float">
            <text:p>0,19921568627451</text:p>
          </table:table-cell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table:formula="of:=-MOD([.A41];128)/127" office:value-type="float" office:value="-1" calcext:value-type="float">
            <text:p>-1</text:p>
          </table:table-cell>
          <table:table-cell table:style-name="ce6" table:formula="of:=[.A41]/255" office:value-type="float" office:value="1" calcext:value-type="float">
            <text:p>1</text:p>
          </table:table-cell>
          <table:table-cell table:formula="of:= -((-[.$B41]^(2))*([.$C$42]) + (1-[.$C$42])) + 1" office:value-type="float" office:value="0" calcext:value-type="float">
            <text:p>0</text:p>
          </table:table-cell>
          <table:table-cell table:formula="of:= [.$C$42] + ([.B41]) * (0.5 - [.$C$42])/0.5" office:value-type="float" office:value="-1" calcext:value-type="float">
            <text:p>-1</text:p>
          </table:table-cell>
          <table:table-cell table:formula="of:= -((-[.$A41]^(2))*([.F$43]) + (1-[.F$43])) + 1" office:value-type="float" office:value="0" calcext:value-type="float">
            <text:p>0</text:p>
          </table:table-cell>
          <table:table-cell table:formula="of:= [.C41] * [.$C$42]" office:value-type="float" office:value="0" calcext:value-type="float">
            <text:p>0</text:p>
          </table:table-cell>
          <table:table-cell table:formula="of:=0.2*[.C41]" office:value-type="float" office:value="0.2" calcext:value-type="float">
            <text:p>0,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5mm" draw:dots2="1" draw:dots2-length="0.5mm" draw:distance="0.5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.00.0000</text:date>, <text:time style:data-style-name="N2" text:time-value="13:38:01.285564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21:50:42.316439897</meta:creation-date>
    <dc:date>2020-06-01T13:58:34.467872481</dc:date>
    <meta:editing-duration>PT19H39M31S</meta:editing-duration>
    <meta:editing-cycles>15</meta:editing-cycles>
    <meta:generator>LibreOffice/6.0.7.3$Linux_X86_64 LibreOffice_project/00m0$Build-3</meta:generator>
    <meta:document-statistic meta:table-count="2" meta:cell-count="7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7cm" svg:height="20.021cm" xlink:href=".." xlink:type="simple" chart:class="chart:line" chart:style-name="ch1">
        <chart:title svg:x="6.398cm" svg:y="0.536cm" chart:style-name="ch2">
          <text:p>Зависимость результирующего значения y от f(x1,x2,x3,x4) от коэффициентов x и исходного y</text:p>
        </chart:title>
        <chart:subtitle svg:x="14.19cm" svg:y="1.715cm" chart:style-name="ch3">
          <text:p>x1-3[-1;1], x4[0;1], y[0;1]</text:p>
        </chart:subtitle>
        <chart:legend chart:legend-position="end" svg:x="29.795cm" svg:y="8.715cm" style:legend-expansion="high" chart:style-name="ch4"/>
        <chart:plot-area chart:style-name="ch5" table:cell-range-address="Sheet1.A2:Sheet1.A42 Sheet1.H2:Sheet1.H41 Sheet1.D1:Sheet1.G42" chart:data-source-has-labels="both" svg:x="0.654cm" svg:y="2.798cm" svg:width="28.487cm" svg:height="16.823cm">
          <chartooo:coordinate-region svg:x="1.487cm" svg:y="2.997cm" svg:width="27.654cm" svg:height="16.425cm"/>
          <chart:axis chart:dimension="x" chart:name="primary-x" chart:style-name="ch6" chartooo:axis-type="auto">
            <chartooo:date-scale/>
            <chart:categories table:cell-range-address="Sheet1.A2:Sheet1.A42"/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H41" loext:label-string="input_y" chart:class="chart:line">
            <chart:data-point chart:repeated="20"/>
            <chart:data-point chart:style-name="ch9"/>
            <chart:data-point chart:repeated="19"/>
          </chart:series>
          <chart:series chart:style-name="ch10" chart:values-cell-range-address="Sheet1.D2:Sheet1.D42" chart:label-cell-address="Sheet1.D1:Sheet1.D1" chart:class="chart:line">
            <chart:data-point chart:repeated="41"/>
          </chart:series>
          <chart:series chart:style-name="ch11" chart:values-cell-range-address="Sheet1.E2:Sheet1.E42" chart:label-cell-address="Sheet1.E1:Sheet1.E1" chart:class="chart:line">
            <chart:data-point chart:repeated="41"/>
          </chart:series>
          <chart:series chart:style-name="ch12" chart:values-cell-range-address="Sheet1.F2:Sheet1.F42" chart:label-cell-address="Sheet1.F1:Sheet1.F1" chart:class="chart:line">
            <chart:data-point chart:repeated="41"/>
          </chart:series>
          <chart:series chart:style-name="ch13" chart:values-cell-range-address="Sheet1.G2:Sheet1.G42" chart:label-cell-address="Sheet1.G1:Sheet1.G1" chart:class="chart:line">
            <chart:data-point chart:repeated="4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_y</text:p>
              </table:table-cell>
              <table:table-cell office:value-type="string">
                <text:p>f1(x,0,0,1)</text:p>
                <draw:g>
                  <svg:desc>Sheet1.D1:Sheet1.D1</svg:desc>
                </draw:g>
              </table:table-cell>
              <table:table-cell office:value-type="string">
                <text:p>f2(0,x,0,1)</text:p>
                <draw:g>
                  <svg:desc>Sheet1.E1:Sheet1.E1</svg:desc>
                </draw:g>
              </table:table-cell>
              <table:table-cell office:value-type="string">
                <text:p>f3(0,0,x,1)</text:p>
                <draw:g>
                  <svg:desc>Sheet1.F1:Sheet1.F1</svg:desc>
                </draw:g>
              </table:table-cell>
              <table:table-cell office:value-type="string">
                <text:p>f4(0,0,0,x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42</svg:desc>
                </draw:g>
              </table:table-cell>
              <table:table-cell office:value-type="float" office:value="0">
                <text:p>0</text:p>
                <draw:g>
                  <svg:desc>Sheet1.H2:Sheet1.H41</svg:desc>
                </draw:g>
              </table:table-cell>
              <table:table-cell office:value-type="float" office:value="0">
                <text:p>0</text:p>
                <draw:g>
                  <svg:desc>Sheet1.D2:Sheet1.D42</svg:desc>
                </draw:g>
              </table:table-cell>
              <table:table-cell office:value-type="float" office:value="0">
                <text:p>0</text:p>
                <draw:g>
                  <svg:desc>Sheet1.E2:Sheet1.E42</svg:desc>
                </draw:g>
              </table:table-cell>
              <table:table-cell office:value-type="float" office:value="0">
                <text:p>0</text:p>
                <draw:g>
                  <svg:desc>Sheet1.F2:Sheet1.F42</svg:desc>
                </draw:g>
              </table:table-cell>
              <table:table-cell office:value-type="float" office:value="0">
                <text:p>0</text:p>
                <draw:g>
                  <svg:desc>Sheet1.G2:Sheet1.G42</svg:desc>
                </draw:g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549019607843137">
                <text:p>0.00549019607843137</text:p>
              </table:table-cell>
              <table:table-cell office:value-type="float" office:value="0.00303800607601215">
                <text:p>0.00303800607601215</text:p>
              </table:table-cell>
              <table:table-cell office:value-type="float" office:value="0.0551181102362205">
                <text:p>0.0551181102362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09803921568627">
                <text:p>0.0109803921568627</text:p>
              </table:table-cell>
              <table:table-cell office:value-type="float" office:value="0.0121520243040486">
                <text:p>0.0121520243040486</text:p>
              </table:table-cell>
              <table:table-cell office:value-type="float" office:value="0.110236220472441">
                <text:p>0.110236220472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64705882352941">
                <text:p>0.0164705882352941</text:p>
              </table:table-cell>
              <table:table-cell office:value-type="float" office:value="0.0273420546841094">
                <text:p>0.0273420546841094</text:p>
              </table:table-cell>
              <table:table-cell office:value-type="float" office:value="0.165354330708661">
                <text:p>0.165354330708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19607843137255">
                <text:p>0.0219607843137255</text:p>
              </table:table-cell>
              <table:table-cell office:value-type="float" office:value="0.0486080972161944">
                <text:p>0.0486080972161944</text:p>
              </table:table-cell>
              <table:table-cell office:value-type="float" office:value="0.220472440944882">
                <text:p>0.220472440944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274509803921569">
                <text:p>0.0274509803921569</text:p>
              </table:table-cell>
              <table:table-cell office:value-type="float" office:value="0.0759501519003038">
                <text:p>0.0759501519003038</text:p>
              </table:table-cell>
              <table:table-cell office:value-type="float" office:value="0.275590551181102">
                <text:p>0.275590551181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329411764705882">
                <text:p>0.0329411764705882</text:p>
              </table:table-cell>
              <table:table-cell office:value-type="float" office:value="0.109368218736437">
                <text:p>0.109368218736437</text:p>
              </table:table-cell>
              <table:table-cell office:value-type="float" office:value="0.330708661417323">
                <text:p>0.33070866141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384313725490196">
                <text:p>0.0384313725490196</text:p>
              </table:table-cell>
              <table:table-cell office:value-type="float" office:value="0.148862297724595">
                <text:p>0.148862297724595</text:p>
              </table:table-cell>
              <table:table-cell office:value-type="float" office:value="0.385826771653543">
                <text:p>0.385826771653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43921568627451">
                <text:p>0.043921568627451</text:p>
              </table:table-cell>
              <table:table-cell office:value-type="float" office:value="0.194432388864778">
                <text:p>0.194432388864778</text:p>
              </table:table-cell>
              <table:table-cell office:value-type="float" office:value="0.440944881889764">
                <text:p>0.44094488188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494117647058824">
                <text:p>0.0494117647058824</text:p>
              </table:table-cell>
              <table:table-cell office:value-type="float" office:value="0.246078492156984">
                <text:p>0.246078492156984</text:p>
              </table:table-cell>
              <table:table-cell office:value-type="float" office:value="0.496062992125984">
                <text:p>0.496062992125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49019607843137">
                <text:p>0.0549019607843137</text:p>
              </table:table-cell>
              <table:table-cell office:value-type="float" office:value="0.303800607601215">
                <text:p>0.303800607601215</text:p>
              </table:table-cell>
              <table:table-cell office:value-type="float" office:value="0.551181102362205">
                <text:p>0.551181102362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603921568627451">
                <text:p>0.0603921568627451</text:p>
              </table:table-cell>
              <table:table-cell office:value-type="float" office:value="0.36759873519747">
                <text:p>0.36759873519747</text:p>
              </table:table-cell>
              <table:table-cell office:value-type="float" office:value="0.606299212598425">
                <text:p>0.606299212598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658823529411765">
                <text:p>0.0658823529411765</text:p>
              </table:table-cell>
              <table:table-cell office:value-type="float" office:value="0.43747287494575">
                <text:p>0.43747287494575</text:p>
              </table:table-cell>
              <table:table-cell office:value-type="float" office:value="0.661417322834646">
                <text:p>0.661417322834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713725490196079">
                <text:p>0.0713725490196079</text:p>
              </table:table-cell>
              <table:table-cell office:value-type="float" office:value="0.513423026846054">
                <text:p>0.513423026846054</text:p>
              </table:table-cell>
              <table:table-cell office:value-type="float" office:value="0.716535433070866">
                <text:p>0.716535433070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768627450980392">
                <text:p>0.0768627450980392</text:p>
              </table:table-cell>
              <table:table-cell office:value-type="float" office:value="0.595449190898382">
                <text:p>0.595449190898382</text:p>
              </table:table-cell>
              <table:table-cell office:value-type="float" office:value="0.771653543307087">
                <text:p>0.771653543307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823529411764706">
                <text:p>0.0823529411764706</text:p>
              </table:table-cell>
              <table:table-cell office:value-type="float" office:value="0.683551367102734">
                <text:p>0.683551367102734</text:p>
              </table:table-cell>
              <table:table-cell office:value-type="float" office:value="0.826771653543307">
                <text:p>0.826771653543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87843137254902">
                <text:p>0.087843137254902</text:p>
              </table:table-cell>
              <table:table-cell office:value-type="float" office:value="0.777729555459111">
                <text:p>0.777729555459111</text:p>
              </table:table-cell>
              <table:table-cell office:value-type="float" office:value="0.881889763779527">
                <text:p>0.881889763779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0.877983755967512">
                <text:p>0.877983755967512</text:p>
              </table:table-cell>
              <table:table-cell office:value-type="float" office:value="0.937007874015748">
                <text:p>0.937007874015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988235294117647">
                <text:p>0.0988235294117647</text:p>
              </table:table-cell>
              <table:table-cell office:value-type="float" office:value="0.984313968627937">
                <text:p>0.984313968627937</text:p>
              </table:table-cell>
              <table:table-cell office:value-type="float" office:value="0.992125984251969">
                <text:p>0.992125984251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996078431372549">
                <text:p>0.09960784313725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00392156862745">
                <text:p>0.100392156862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105882352941176">
                <text:p>0.105882352941176</text:p>
              </table:table-cell>
              <table:table-cell office:value-type="float" office:value="0">
                <text:p>0</text:p>
              </table:table-cell>
              <table:table-cell office:value-type="float" office:value="-0.0551181102362205">
                <text:p>-0.0551181102362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111372549019608">
                <text:p>0.111372549019608</text:p>
              </table:table-cell>
              <table:table-cell office:value-type="float" office:value="0">
                <text:p>0</text:p>
              </table:table-cell>
              <table:table-cell office:value-type="float" office:value="-0.110236220472441">
                <text:p>-0.110236220472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116862745098039">
                <text:p>0.116862745098039</text:p>
              </table:table-cell>
              <table:table-cell office:value-type="float" office:value="0">
                <text:p>0</text:p>
              </table:table-cell>
              <table:table-cell office:value-type="float" office:value="-0.165354330708661">
                <text:p>-0.165354330708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122352941176471">
                <text:p>0.122352941176471</text:p>
              </table:table-cell>
              <table:table-cell office:value-type="float" office:value="0">
                <text:p>0</text:p>
              </table:table-cell>
              <table:table-cell office:value-type="float" office:value="-0.220472440944882">
                <text:p>-0.220472440944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127843137254902">
                <text:p>0.127843137254902</text:p>
              </table:table-cell>
              <table:table-cell office:value-type="float" office:value="0">
                <text:p>0</text:p>
              </table:table-cell>
              <table:table-cell office:value-type="float" office:value="-0.275590551181102">
                <text:p>-0.275590551181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">
                <text:p>0</text:p>
              </table:table-cell>
              <table:table-cell office:value-type="float" office:value="-0.330708661417323">
                <text:p>-0.33070866141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138823529411765">
                <text:p>0.138823529411765</text:p>
              </table:table-cell>
              <table:table-cell office:value-type="float" office:value="0">
                <text:p>0</text:p>
              </table:table-cell>
              <table:table-cell office:value-type="float" office:value="-0.385826771653543">
                <text:p>-0.385826771653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144313725490196">
                <text:p>0.144313725490196</text:p>
              </table:table-cell>
              <table:table-cell office:value-type="float" office:value="0">
                <text:p>0</text:p>
              </table:table-cell>
              <table:table-cell office:value-type="float" office:value="-0.440944881889764">
                <text:p>-0.44094488188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149803921568627">
                <text:p>0.149803921568627</text:p>
              </table:table-cell>
              <table:table-cell office:value-type="float" office:value="0">
                <text:p>0</text:p>
              </table:table-cell>
              <table:table-cell office:value-type="float" office:value="-0.496062992125984">
                <text:p>-0.496062992125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155294117647059">
                <text:p>0.155294117647059</text:p>
              </table:table-cell>
              <table:table-cell office:value-type="float" office:value="0">
                <text:p>0</text:p>
              </table:table-cell>
              <table:table-cell office:value-type="float" office:value="-0.551181102362205">
                <text:p>-0.551181102362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16078431372549">
                <text:p>0.16078431372549</text:p>
              </table:table-cell>
              <table:table-cell office:value-type="float" office:value="0">
                <text:p>0</text:p>
              </table:table-cell>
              <table:table-cell office:value-type="float" office:value="-0.606299212598425">
                <text:p>-0.606299212598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166274509803922">
                <text:p>0.166274509803922</text:p>
              </table:table-cell>
              <table:table-cell office:value-type="float" office:value="0">
                <text:p>0</text:p>
              </table:table-cell>
              <table:table-cell office:value-type="float" office:value="-0.661417322834646">
                <text:p>-0.661417322834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171764705882353">
                <text:p>0.171764705882353</text:p>
              </table:table-cell>
              <table:table-cell office:value-type="float" office:value="0">
                <text:p>0</text:p>
              </table:table-cell>
              <table:table-cell office:value-type="float" office:value="-0.716535433070866">
                <text:p>-0.716535433070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177254901960784">
                <text:p>0.177254901960784</text:p>
              </table:table-cell>
              <table:table-cell office:value-type="float" office:value="0">
                <text:p>0</text:p>
              </table:table-cell>
              <table:table-cell office:value-type="float" office:value="-0.771653543307087">
                <text:p>-0.771653543307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182745098039216">
                <text:p>0.182745098039216</text:p>
              </table:table-cell>
              <table:table-cell office:value-type="float" office:value="0">
                <text:p>0</text:p>
              </table:table-cell>
              <table:table-cell office:value-type="float" office:value="-0.826771653543307">
                <text:p>-0.826771653543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188235294117647">
                <text:p>0.188235294117647</text:p>
              </table:table-cell>
              <table:table-cell office:value-type="float" office:value="0">
                <text:p>0</text:p>
              </table:table-cell>
              <table:table-cell office:value-type="float" office:value="-0.881889763779527">
                <text:p>-0.881889763779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193725490196078">
                <text:p>0.193725490196078</text:p>
              </table:table-cell>
              <table:table-cell office:value-type="float" office:value="0">
                <text:p>0</text:p>
              </table:table-cell>
              <table:table-cell office:value-type="float" office:value="-0.937007874015748">
                <text:p>-0.937007874015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19921568627451">
                <text:p>0.19921568627451</text:p>
              </table:table-cell>
              <table:table-cell office:value-type="float" office:value="0">
                <text:p>0</text:p>
              </table:table-cell>
              <table:table-cell office:value-type="float" office:value="-0.992125984251969">
                <text:p>-0.992125984251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ru" number:country="RU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42cm" svg:height="5.178cm" xlink:href=".." xlink:type="simple" chart:class="chart:scatter" chart:style-name="ch1">
        <chart:title svg:x="1.102cm" svg:y="0.239cm" chart:style-name="ch2">
          <text:p>Primitive Neural Network Model</text:p>
        </chart:title>
        <chart:legend chart:legend-position="end" svg:x="5.367cm" svg:y="2.041cm" style:legend-expansion="high" chart:style-name="ch3"/>
        <chart:plot-area chart:style-name="ch4" table:cell-range-address="cases.B19:cases.C21 cases.A19:cases.A20" chart:data-source-has-labels="column" svg:x="0.17cm" svg:y="1.061cm" svg:width="5.347cm" svg:height="4.007cm">
          <chartooo:coordinate-region svg:x="0.17cm" svg:y="1.061cm" svg:width="5.347cm" svg:height="4.007cm"/>
          <chart:axis chart:dimension="x" chart:name="primary-x" chart:style-name="ch5"/>
          <chart:axis chart:dimension="y" chart:name="primary-y" chart:style-name="ch5"/>
          <chart:series chart:style-name="ch6" chart:values-cell-range-address="cases.B19:cases.C19" chart:label-cell-address="cases.A20:cases.A20" chart:class="chart:scatter">
            <chart:domain table:cell-range-address="cases.B21:cases.C21"/>
            <chart:data-point chart:repeated="2"/>
          </chart:series>
          <chart:series chart:style-name="ch7" chart:values-cell-range-address="cases.B20:cases.C20" chart:label-cell-address="cases.A19:cases.A19" chart:class="chart:scatte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cases.B21:cases.C21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=&gt;out edge</text:p>
                <draw:g>
                  <svg:desc>cases.A20:cases.A20</svg:desc>
                </draw:g>
              </table:table-cell>
              <table:table-cell office:value-type="float" office:value="-1">
                <text:p>-1</text:p>
                <draw:g>
                  <svg:desc>cases.B19:cases.C19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=&gt;out edge</text:p>
                <draw:g>
                  <svg:desc>cases.A19:cases.A19</svg:desc>
                </draw:g>
              </table:table-cell>
              <table:table-cell office:value-type="float" office:value="1">
                <text:p>1</text:p>
                <draw:g>
                  <svg:desc>cases.B20:cases.C20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